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3335in"/>
    </style:style>
    <style:style style:name="co3" style:family="table-column">
      <style:table-column-properties fo:break-before="auto" style:column-width="1.9898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2.083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3543in"/>
    </style:style>
    <style:style style:name="co8" style:family="table-column">
      <style:table-column-properties fo:break-before="auto" style:column-width="1.9063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0.198in"/>
    </style:style>
    <style:style style:name="co11" style:family="table-column">
      <style:table-column-properties fo:break-before="auto" style:column-width="1.948in"/>
    </style:style>
    <style:style style:name="co12" style:family="table-column">
      <style:table-column-properties fo:break-before="auto" style:column-width="1.9791in"/>
    </style:style>
    <style:style style:name="co13" style:family="table-column">
      <style:table-column-properties fo:break-before="auto" style:column-width="0.1665in"/>
    </style:style>
    <style:style style:name="co14" style:family="table-column">
      <style:table-column-properties fo:break-before="auto" style:column-width="2.25in"/>
    </style:style>
    <style:style style:name="co15" style:family="table-column">
      <style:table-column-properties fo:break-before="auto" style:column-width="1.3646in"/>
    </style:style>
    <style:style style:name="co16" style:family="table-column">
      <style:table-column-properties fo:break-before="auto" style:column-width="0.2917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0.552in"/>
    </style:style>
    <style:style style:name="co19" style:family="table-column">
      <style:table-column-properties fo:break-before="auto" style:column-width="0.25in"/>
    </style:style>
    <style:style style:name="co20" style:family="table-column">
      <style:table-column-properties fo:break-before="auto" style:column-width="0.9063in"/>
    </style:style>
    <style:style style:name="co21" style:family="table-column">
      <style:table-column-properties fo:break-before="auto" style:column-width="0.75in"/>
    </style:style>
    <style:style style:name="co22" style:family="table-column">
      <style:table-column-properties fo:break-before="auto" style:column-width="2.1772in"/>
    </style:style>
    <style:style style:name="co23" style:family="table-column">
      <style:table-column-properties fo:break-before="auto" style:column-width="0.3646in"/>
    </style:style>
    <style:style style:name="co24" style:family="table-column">
      <style:table-column-properties fo:break-before="auto" style:column-width="1.8646in"/>
    </style:style>
    <style:style style:name="co25" style:family="table-column">
      <style:table-column-properties fo:break-before="auto" style:column-width="1.3854in"/>
    </style:style>
    <style:style style:name="co26" style:family="table-column">
      <style:table-column-properties fo:break-before="auto" style:column-width="1.7811in"/>
    </style:style>
    <style:style style:name="co27" style:family="table-column">
      <style:table-column-properties fo:break-before="auto" style:column-width="1.0728in"/>
    </style:style>
    <style:style style:name="co28" style:family="table-column">
      <style:table-column-properties fo:break-before="auto" style:column-width="2.1563in"/>
    </style:style>
    <style:style style:name="co29" style:family="table-column">
      <style:table-column-properties fo:break-before="auto" style:column-width="0.2083in"/>
    </style:style>
    <style:style style:name="co30" style:family="table-column">
      <style:table-column-properties fo:break-before="auto" style:column-width="1.9583in"/>
    </style:style>
    <style:style style:name="co31" style:family="table-column">
      <style:table-column-properties fo:break-before="auto" style:column-width="2.1043in"/>
    </style:style>
    <style:style style:name="co32" style:family="table-column">
      <style:table-column-properties fo:break-before="auto" style:column-width="0.1772in"/>
    </style:style>
    <style:style style:name="co33" style:family="table-column">
      <style:table-column-properties fo:break-before="auto" style:column-width="1.2602in"/>
    </style:style>
    <style:style style:name="co34" style:family="table-column">
      <style:table-column-properties fo:break-before="auto" style:column-width="3.6772in"/>
    </style:style>
    <style:style style:name="co35" style:family="table-column">
      <style:table-column-properties fo:break-before="auto" style:column-width="1.4583in"/>
    </style:style>
    <style:style style:name="co36" style:family="table-column">
      <style:table-column-properties fo:break-before="auto" style:column-width="0.3228in"/>
    </style:style>
    <style:style style:name="co37" style:family="table-column">
      <style:table-column-properties fo:break-before="auto" style:column-width="0.6874in"/>
    </style:style>
    <style:style style:name="co38" style:family="table-column">
      <style:table-column-properties fo:break-before="auto" style:column-width="1.1457in"/>
    </style:style>
    <style:style style:name="co44" style:family="table-column">
      <style:table-column-properties fo:break-before="auto" style:column-width="0.8957in"/>
    </style:style>
    <style:style style:name="co40" style:family="table-column">
      <style:table-column-properties fo:break-before="auto" style:column-width="1.1909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1.9429in"/>
    </style:style>
    <style:style style:name="co43" style:family="table-column">
      <style:table-column-properties fo:break-before="auto" style:column-width="1.802in"/>
    </style:style>
    <style:style style:name="co45" style:family="table-column">
      <style:table-column-properties fo:break-before="auto" style:column-width="2.2917in"/>
    </style:style>
    <style:style style:name="co46" style:family="table-column">
      <style:table-column-properties fo:break-before="auto" style:column-width="3.1252in"/>
    </style:style>
    <style:style style:name="co47" style:family="table-column">
      <style:table-column-properties fo:break-before="auto" style:column-width="1.8957in"/>
    </style:style>
    <style:style style:name="co48" style:family="table-column">
      <style:table-column-properties fo:break-before="auto" style:column-width="1.0209in"/>
    </style:style>
    <style:style style:name="co49" style:family="table-column">
      <style:table-column-properties fo:break-before="auto" style:column-width="2.1972in"/>
    </style:style>
    <style:style style:name="co50" style:family="table-column">
      <style:table-column-properties fo:break-before="auto" style:column-width="0.2055in"/>
    </style:style>
    <style:style style:name="co51" style:family="table-column">
      <style:table-column-properties fo:break-before="auto" style:column-width="0.5126in"/>
    </style:style>
    <style:style style:name="co52" style:family="table-column">
      <style:table-column-properties fo:break-before="auto" style:column-width="0.194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100">
      <style:table-cell-properties fo:background-color="transparent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100">
      <style:table-cell-properties fo:background-color="#ffff00"/>
    </style:style>
    <style:style style:name="ce10" style:family="table-cell" style:parent-style-name="Default" style:data-style-name="N0">
      <style:table-cell-properties fo:background-color="#ffff00" style:vertical-align="top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style:vertical-align="to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style:vertical-align="top"/>
    </style:style>
    <style:style style:name="ce13" style:family="table-cell" style:parent-style-name="Default" style:data-style-name="N100">
      <style:table-cell-properties fo:background-color="#ffff00" style:vertical-align="top"/>
      <style:text-properties fo:font-size="10pt" style:font-size-asian="10pt" style:font-size-complex="10pt"/>
    </style:style>
    <style:style style:name="ce14" style:family="table-cell" style:parent-style-name="Default" style:data-style-name="N100">
      <style:table-cell-properties fo:background-color="transparent" style:vertical-align="top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transparent" fo:wrap-option="wrap" style:vertical-align="top"/>
    </style:style>
    <style:style style:name="ce16" style:family="table-cell" style:parent-style-name="Default" style:data-style-name="N0">
      <style:table-cell-properties fo:background-color="#ffff00" style:vertical-align="top"/>
    </style:style>
    <style:style style:name="ce17" style:family="table-cell" style:parent-style-name="Default" style:data-style-name="N0">
      <style:table-cell-properties fo:background-color="#ffff00" style:vertical-align="top"/>
      <style:text-properties fo:color="#ff0000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transparent" style:vertical-align="top"/>
      <style:text-properties fo:color="#ff0000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ffff00" style:vertical-align="top"/>
      <style:text-properties fo:color="#ff0000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 style:vertical-align="top"/>
      <style:text-properties fo:color="#ff0000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top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Fulcru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2"/>
        <table:table-column table:style-name="co17" table:default-cell-style-name="ce3"/>
        <table:table-column table:style-name="co15" table:default-cell-style-name="ce3"/>
        <table:table-column table:style-name="co16" table:default-cell-style-name="ce2"/>
        <table:table-column table:style-name="co17" table:default-cell-style-name="ce3"/>
        <table:table-column table:style-name="co15" table:default-cell-style-name="ce3"/>
        <table:table-column table:style-name="co16" table:default-cell-style-name="ce2"/>
        <table:table-column table:style-name="co17" table:default-cell-style-name="ce3"/>
        <table:table-column table:style-name="co15" table:default-cell-style-name="ce3"/>
        <table:table-column table:style-name="co16" table:default-cell-style-name="ce2"/>
        <table:table-column table:style-name="co17" table:default-cell-style-name="ce3"/>
        <table:table-column table:style-name="co15" table:default-cell-style-name="ce3"/>
        <table:table-column table:style-name="co16" table:default-cell-style-name="ce2"/>
        <table:table-column table:style-name="co17" table:default-cell-style-name="ce3"/>
        <table:table-column table:style-name="co15" table:default-cell-style-name="ce3"/>
        <table:table-column table:style-name="co16" table:default-cell-style-name="ce2"/>
        <table:table-column table:style-name="co17" table:default-cell-style-name="ce3"/>
        <table:table-column table:style-name="co18" table:default-cell-style-name="ce3"/>
        <table:table-column table:style-name="co10" table:default-cell-style-name="ce3"/>
        <table:table-column table:style-name="co19" table:default-cell-style-name="ce3"/>
        <table:table-column table:style-name="co20" table:number-columns-repeated="221" table:default-cell-style-name="ce3"/>
        <table:table-column table:style-name="co20" table:number-columns-repeated="766" table:default-cell-style-name="ce1"/>
        <table:table-column table:style-name="co21" table:default-cell-style-name="ce1"/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tart</text:p>
          </table:table-cell>
          <table:table-cell/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start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Data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ContactData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Box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Box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));</text:p>
          </table:table-cell>
          <table:table-cell table:number-columns-repeated="9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BoxShape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BoxShap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apsule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5">
            <text:p>5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5">
            <text:p>5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Capsul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5)</text:p>
          </table:table-cell>
          <table:table-cell table:style-name="ce1" office:value-type="string">
            <text:p>));</text:p>
          </table:table-cell>
          <table:table-cell table:number-columns-repeated="3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mpoundActor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CompoundActor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));</text:p>
          </table:table-cell>
          <table:table-cell table:number-columns-repeated="9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Box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ControllerBox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Box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6">
            <text:p>6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6">
            <text:p>6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ControllerBox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5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6)</text:p>
          </table:table-cell>
          <table:table-cell table:style-name="ce1" office:value-type="string">
            <text:p>));</text:p>
          </table:table-cell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Capsule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ControllerCapsul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Capsule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5">
            <text:p>5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5">
            <text:p>5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ControllerCapsul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5)</text:p>
          </table:table-cell>
          <table:table-cell table:style-name="ce1" office:value-type="string">
            <text:p>));</text:p>
          </table:table-cell>
          <table:table-cell table:number-columns-repeated="3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vexMesh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ConvexMesh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));</text:p>
          </table:table-cell>
          <table:table-cell table:number-columns-repeated="9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vexShape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ConvexShap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phere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Spher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));</text:p>
          </table:table-cell>
          <table:table-cell table:number-columns-repeated="9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phereShape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SphereShap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TriangleMesh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TriangleMesh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TriangleMeshFromDBO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TriangleMeshFromDBO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Vehicle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Vehicl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Shape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makeWheelShap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Dimensions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setControllerDimensions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));</text:p>
          </table:table-cell>
          <table:table-cell table:number-columns-repeated="9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Dimensions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5">
            <text:p>5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5">
            <text:p>5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setControllerDimensions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5)</text:p>
          </table:table-cell>
          <table:table-cell table:style-name="ce1" office:value-type="string">
            <text:p>));</text:p>
          </table:table-cell>
          <table:table-cell table:number-columns-repeated="3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Object</text:p>
          </table:table-cell>
          <table:table-cell table:style-name="ce1" office:value-type="string">
            <text:p>Swap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swapObject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VelocityX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AngularVelocityX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VelocityY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AngularVelocityY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VelocityZ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AngularVelocityZ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MassLocalPositionX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CMassLocalPositionX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MassLocalPositionY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CMassLocalPositionY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MassLocalPositionZ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CMassLocalPositionZ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LocalPositionY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ControllerLocalPositionY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DynamicFriction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DefaultDynamicFriction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Restitution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DefaultRestitution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SkinWidth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DefaultSkinWidth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StaticFriction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DefaultStaticFriction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VelocityX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LinearVelocityX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VelocityY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LinearVelocityY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VelocityZ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LinearVelocityZ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Distance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RayDistance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NormalX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RayImpactNormalX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NormalY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RayImpactNormalY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NormalZ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RayImpactNormalZ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PosX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RayImpactPosX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PosY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RayImpactPosY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PosZ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FLOA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RayImpactPosZ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ActorA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ContactActorA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ActorB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getContactActorB(</text:p>
          </table:table-cell>
          <table:table-cell/>
          <table:table-cell table:style-name="ce1" office:value-type="string">
            <text:p>)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cast</text:p>
          </table:table-cell>
          <table:table-cell/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6">
            <text:p>6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6">
            <text:p>6</text:p>
          </table:table-cell>
          <table:table-cell table:style-name="ce1" office:value-type="string">
            <text:p><text:s/>arguments"); lua_error(L);}</text:p>
          </table:table-cell>
          <table:table-cell table:style-name="ce1" office:value-type="string">
            <text:p>DARKLUA_RETURNINT</text:p>
          </table:table-cell>
          <table:table-cell table:style-name="ce1" office:value-type="string">
            <text:p>(</text:p>
          </table:table-cell>
          <table:table-cell table:style-name="ce1" office:value-type="string">
            <text:p>Core-&gt;Physics-&gt;</text:p>
          </table:table-cell>
          <table:table-cell table:style-name="ce1" office:value-type="string">
            <text:p>raycast(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5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6)</text:p>
          </table:table-cell>
          <table:table-cell table:style-name="ce1" office:value-type="string">
            <text:p>));</text:p>
          </table:table-cell>
          <table:table-cell table:style-name="ce1" office:value-type="string">
            <text:p><text:s/>return</text:p>
          </table:table-cell>
          <table:table-cell office:value-type="float" office:value="1">
            <text:p>1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Force</text:p>
          </table:table-cell>
          <table:table-cell table:style-name="ce1" office:value-type="string">
            <text:p>Apply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applyForc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ocalForce</text:p>
          </table:table-cell>
          <table:table-cell table:style-name="ce1" office:value-type="string">
            <text:p>Apply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applyLocalForc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ocalTorque</text:p>
          </table:table-cell>
          <table:table-cell table:style-name="ce1" office:value-type="string">
            <text:p>Apply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applyLocalTorqu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Torque</text:p>
          </table:table-cell>
          <table:table-cell table:style-name="ce1" office:value-type="string">
            <text:p>Apply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applyTorqu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Vehicle</text:p>
          </table:table-cell>
          <table:table-cell table:style-name="ce1" office:value-type="string">
            <text:p>Build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buildVehicle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avity</text:p>
          </table:table-cell>
          <table:table-cell table:style-name="ce1" office:value-type="string">
            <text:p>Disabl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disableGravity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</text:p>
          </table:table-cell>
          <table:table-cell table:style-name="ce1" office:value-type="string">
            <text:p>Driv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driveWheel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);</text:p>
          </table:table-cell>
          <table:table-cell table:number-columns-repeated="9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avity</text:p>
          </table:table-cell>
          <table:table-cell table:style-name="ce1" office:value-type="string">
            <text:p>Enabl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enableGravity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ositionX</text:p>
          </table:table-cell>
          <table:table-cell table:style-name="ce1" office:value-type="string">
            <text:p>Freez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freezePositionX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ositionY</text:p>
          </table:table-cell>
          <table:table-cell table:style-name="ce1" office:value-type="string">
            <text:p>Freez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freezePositionY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ositionZ</text:p>
          </table:table-cell>
          <table:table-cell table:style-name="ce1" office:value-type="string">
            <text:p>Freez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freezePositionZ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otationX</text:p>
          </table:table-cell>
          <table:table-cell table:style-name="ce1" office:value-type="string">
            <text:p>Freez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freezeRotationX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otationY</text:p>
          </table:table-cell>
          <table:table-cell table:style-name="ce1" office:value-type="string">
            <text:p>Freez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freezeRotationY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otationZ</text:p>
          </table:table-cell>
          <table:table-cell table:style-name="ce1" office:value-type="string">
            <text:p>Freez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freezeRotationZ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hysicsResults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getPhysicsResults(</text:p>
          </table:table-cell>
          <table:table-cell/>
          <table:table-cell table:style-name="ce1" office:value-type="string">
            <text:p>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oundPlane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makeGroundPlane(</text:p>
          </table:table-cell>
          <table:table-cell/>
          <table:table-cell table:style-name="ce1" office:value-type="string">
            <text:p>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makeMaterial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haracterController</text:p>
          </table:table-cell>
          <table:table-cell table:style-name="ce1" office:value-type="string">
            <text:p>Mov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moveCharacterController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);</text:p>
          </table:table-cell>
          <table:table-cell table:number-columns-repeated="9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haracterController</text:p>
          </table:table-cell>
          <table:table-cell table:style-name="ce1" office:value-type="string">
            <text:p>Mov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moveCharacterController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haracterController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positionCharacterController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ctor</text:p>
          </table:table-cell>
          <table:table-cell table:style-name="ce1" office:value-type="string">
            <text:p>Releas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releaseActor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Pair</text:p>
          </table:table-cell>
          <table:table-cell table:style-name="ce1" office:value-type="string">
            <text:p>Releas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releaseContactPair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</text:p>
          </table:table-cell>
          <table:table-cell table:style-name="ce1" office:value-type="string">
            <text:p>Releas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releaseController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oundPlane</text:p>
          </table:table-cell>
          <table:table-cell table:style-name="ce1" office:value-type="string">
            <text:p>Releas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releaseGroundPlane(</text:p>
          </table:table-cell>
          <table:table-cell/>
          <table:table-cell table:style-name="ce1" office:value-type="string">
            <text:p>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Damping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AngularDamping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Velocity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AngularVelocity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MassLocalPosition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CMassLocalPosition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llisionGroup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CollisionGroup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llisionOff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CollisionOff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llisionOn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CollisionOn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Pair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ContactPair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LocalPositionY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ControllerLocalPositionY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DynamicFriction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DefaultDynamicFriction(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Restitution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DefaultRestitution(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SkinWidth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DefaultSkinWidth(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StaticFriction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DefaultStaticFriction(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avity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Gravity(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);</text:p>
          </table:table-cell>
          <table:table-cell table:number-columns-repeated="9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oupCollision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GroupCollision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);</text:p>
          </table:table-cell>
          <table:table-cell table:number-columns-repeated="9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KinematicOff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KinematicOff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KinematicOn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KinematicOn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Damping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LinearDamping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Velocity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LinearVelocity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2">
            <text:p>2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Material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);</text:p>
          </table:table-cell>
          <table:table-cell table:number-columns-repeated="12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Material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);</text:p>
          </table:table-cell>
          <table:table-cell table:number-columns-repeated="9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Orientation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Orientation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4">
            <text:p>4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Position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4)</text:p>
          </table:table-cell>
          <table:table-cell table:style-name="ce1" office:value-type="string">
            <text:p>);</text:p>
          </table:table-cell>
          <table:table-cell table:number-columns-repeated="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SuspensionTravelMax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etWheelSuspensionTravelMax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);</text:p>
          </table:table-cell>
          <table:table-cell table:number-columns-repeated="9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imulate</text:p>
          </table:table-cell>
          <table:table-cell/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imulate(</text:p>
          </table:table-cell>
          <table:table-cell/>
          <table:table-cell table:style-name="ce1" office:value-type="string">
            <text:p>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</text:p>
          </table:table-cell>
          <table:table-cell table:style-name="ce1" office:value-type="string">
            <text:p>Steer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3">
            <text:p>3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teerWheel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1" office:value-type="string">
            <text:p>(3)</text:p>
          </table:table-cell>
          <table:table-cell table:style-name="ce1" office:value-type="string">
            <text:p>);</text:p>
          </table:table-cell>
          <table:table-cell table:number-columns-repeated="9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top</text:p>
          </table:table-cell>
          <table:table-cell/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stop(</text:p>
          </table:table-cell>
          <table:table-cell/>
          <table:table-cell table:style-name="ce1" office:value-type="string">
            <text:p>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Update</text:p>
          </table:table-cell>
          <table:table-cell/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update(</text:p>
          </table:table-cell>
          <table:table-cell/>
          <table:table-cell table:style-name="ce1" office:value-type="string">
            <text:p>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ctor</text:p>
          </table:table-cell>
          <table:table-cell table:style-name="ce1" office:value-type="string">
            <text:p>Updat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updateActor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ctorFast</text:p>
          </table:table-cell>
          <table:table-cell table:style-name="ce1" office:value-type="string">
            <text:p>Updat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updateActorFast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ctors</text:p>
          </table:table-cell>
          <table:table-cell table:style-name="ce1" office:value-type="string">
            <text:p>Updat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updateActors(</text:p>
          </table:table-cell>
          <table:table-cell/>
          <table:table-cell table:style-name="ce1" office:value-type="string">
            <text:p>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s</text:p>
          </table:table-cell>
          <table:table-cell table:style-name="ce1" office:value-type="string">
            <text:p>Updat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gt;</text:p>
          </table:table-cell>
          <table:table-cell office:value-type="float" office:value="0">
            <text:p>0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updateControllers(</text:p>
          </table:table-cell>
          <table:table-cell/>
          <table:table-cell table:style-name="ce1" office:value-type="string">
            <text:p>);</text:p>
          </table:table-cell>
          <table:table-cell table:number-columns-repeated="16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>
          <table:table-cell table:style-name="ce1" office:value-type="string">
            <text:p><text:span text:style-name="T1">inline</text:span><text:span text:style-name="T2"> </text:span><text:span text:style-name="T1">int</text:span><text:span text:style-name="T2"> darklua_</text:span>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s</text:p>
          </table:table-cell>
          <table:table-cell table:style-name="ce1" office:value-type="string">
            <text:p>Update</text:p>
          </table:table-cell>
          <table:table-cell table:style-name="ce1" office:value-type="string">
            <text:p>(lua_State *L){ if(lua_gettop(L)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){ lua_pushstring(L, "Error!</text:p>
          </table:table-cell>
          <table:table-cell table:style-name="ce1" office:value-type="string">
            <text:p>&lt;</text:p>
          </table:table-cell>
          <table:table-cell office:value-type="float" office:value="1">
            <text:p>1</text:p>
          </table:table-cell>
          <table:table-cell table:style-name="ce1" office:value-type="string">
            <text:p><text:s/>arguments"); lua_error(L);}</text:p>
          </table:table-cell>
          <table:table-cell table:number-columns-repeated="2"/>
          <table:table-cell table:style-name="ce1" office:value-type="string">
            <text:p>Core-&gt;Physics-&gt;</text:p>
          </table:table-cell>
          <table:table-cell table:style-name="ce1" office:value-type="string">
            <text:p>updateWheels(</text:p>
          </table:table-cell>
          <table:table-cell table:style-name="ce1" office:value-type="string">
            <text:p>DARKLUA_INT</text:p>
          </table:table-cell>
          <table:table-cell table:style-name="ce1" office:value-type="string">
            <text:p>(1)</text:p>
          </table:table-cell>
          <table:table-cell table:style-name="ce1" office:value-type="string">
            <text:p>);</text:p>
          </table:table-cell>
          <table:table-cell table:number-columns-repeated="15"/>
          <table:table-cell table:style-name="ce1" office:value-type="string">
            <text:p><text:s/>return</text:p>
          </table:table-cell>
          <table:table-cell office:value-type="float" office:value="0">
            <text:p>0</text:p>
          </table:table-cell>
          <table:table-cell table:style-name="ce1" office:value-type="string">
            <text:p>;}</text:p>
          </table:table-cell>
          <table:table-cell table:number-columns-repeated="98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tar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tart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Data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Data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Box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Box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BoxShape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BoxShape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apsule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apsule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mpoundActor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mpoundActor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Box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Box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Box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Box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Capsule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Capsule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Capsule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Capsule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vexMesh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vexMesh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vexShape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vexShape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phere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phere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phereShape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phereShape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TriangleMesh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TriangleMesh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TriangleMeshFromDBO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TriangleMeshFromDBO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Vehicle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Vehicle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Shape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Shape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Dimensions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Dimensions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Dimensions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Dimensions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Object</text:p>
          </table:table-cell>
          <table:table-cell table:style-name="ce3" office:value-type="string">
            <text:p>Swap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Object</text:p>
          </table:table-cell>
          <table:table-cell table:style-name="ce1" office:value-type="string">
            <text:p>Swap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VelocityX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VelocityX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VelocityY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VelocityY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VelocityZ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VelocityZ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MassLocalPositionX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MassLocalPositionX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MassLocalPositionY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MassLocalPositionY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MassLocalPositionZ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MassLocalPositionZ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LocalPositionY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LocalPositionY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DynamicFriction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DynamicFriction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Restitution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Restitution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SkinWidth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SkinWidth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StaticFriction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StaticFriction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VelocityX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VelocityX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VelocityY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VelocityY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VelocityZ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VelocityZ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Distance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Distance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NormalX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NormalX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NormalY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NormalY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NormalZ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NormalZ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PosX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PosX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PosY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PosY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PosZ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ImpactPosZ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ActorA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ActorA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ActorB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ActorB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cas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aycast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Force</text:p>
          </table:table-cell>
          <table:table-cell table:style-name="ce3" office:value-type="string">
            <text:p>Apply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Force</text:p>
          </table:table-cell>
          <table:table-cell table:style-name="ce1" office:value-type="string">
            <text:p>Apply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ocalForce</text:p>
          </table:table-cell>
          <table:table-cell table:style-name="ce3" office:value-type="string">
            <text:p>Apply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ocalForce</text:p>
          </table:table-cell>
          <table:table-cell table:style-name="ce1" office:value-type="string">
            <text:p>Apply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ocalTorque</text:p>
          </table:table-cell>
          <table:table-cell table:style-name="ce3" office:value-type="string">
            <text:p>Apply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ocalTorque</text:p>
          </table:table-cell>
          <table:table-cell table:style-name="ce1" office:value-type="string">
            <text:p>Apply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Torque</text:p>
          </table:table-cell>
          <table:table-cell table:style-name="ce3" office:value-type="string">
            <text:p>Apply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Torque</text:p>
          </table:table-cell>
          <table:table-cell table:style-name="ce1" office:value-type="string">
            <text:p>Apply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Vehicle</text:p>
          </table:table-cell>
          <table:table-cell table:style-name="ce3" office:value-type="string">
            <text:p>Build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Vehicle</text:p>
          </table:table-cell>
          <table:table-cell table:style-name="ce1" office:value-type="string">
            <text:p>Build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avity</text:p>
          </table:table-cell>
          <table:table-cell table:style-name="ce3" office:value-type="string">
            <text:p>Disabl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avity</text:p>
          </table:table-cell>
          <table:table-cell table:style-name="ce1" office:value-type="string">
            <text:p>Disabl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</text:p>
          </table:table-cell>
          <table:table-cell table:style-name="ce3" office:value-type="string">
            <text:p>Driv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</text:p>
          </table:table-cell>
          <table:table-cell table:style-name="ce1" office:value-type="string">
            <text:p>Driv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avity</text:p>
          </table:table-cell>
          <table:table-cell table:style-name="ce3" office:value-type="string">
            <text:p>Enabl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avity</text:p>
          </table:table-cell>
          <table:table-cell table:style-name="ce1" office:value-type="string">
            <text:p>Enabl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ositionX</text:p>
          </table:table-cell>
          <table:table-cell table:style-name="ce3" office:value-type="string">
            <text:p>Freez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ositionX</text:p>
          </table:table-cell>
          <table:table-cell table:style-name="ce1" office:value-type="string">
            <text:p>Freez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ositionY</text:p>
          </table:table-cell>
          <table:table-cell table:style-name="ce3" office:value-type="string">
            <text:p>Freez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ositionY</text:p>
          </table:table-cell>
          <table:table-cell table:style-name="ce1" office:value-type="string">
            <text:p>Freez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ositionZ</text:p>
          </table:table-cell>
          <table:table-cell table:style-name="ce3" office:value-type="string">
            <text:p>Freez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ositionZ</text:p>
          </table:table-cell>
          <table:table-cell table:style-name="ce1" office:value-type="string">
            <text:p>Freez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otationX</text:p>
          </table:table-cell>
          <table:table-cell table:style-name="ce3" office:value-type="string">
            <text:p>Freez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otationX</text:p>
          </table:table-cell>
          <table:table-cell table:style-name="ce1" office:value-type="string">
            <text:p>Freez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otationY</text:p>
          </table:table-cell>
          <table:table-cell table:style-name="ce3" office:value-type="string">
            <text:p>Freez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otationY</text:p>
          </table:table-cell>
          <table:table-cell table:style-name="ce1" office:value-type="string">
            <text:p>Freez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otationZ</text:p>
          </table:table-cell>
          <table:table-cell table:style-name="ce3" office:value-type="string">
            <text:p>Freez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RotationZ</text:p>
          </table:table-cell>
          <table:table-cell table:style-name="ce1" office:value-type="string">
            <text:p>Freez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hysicsResults</text:p>
          </table:table-cell>
          <table:table-cell table:style-name="ce3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hysicsResults</text:p>
          </table:table-cell>
          <table:table-cell table:style-name="ce1" office:value-type="string">
            <text:p>G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oundPlane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oundPlane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Material</text:p>
          </table:table-cell>
          <table:table-cell table:style-name="ce3" office:value-type="string">
            <text:p>Mak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Mak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haracterController</text:p>
          </table:table-cell>
          <table:table-cell table:style-name="ce3" office:value-type="string">
            <text:p>Mov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haracterController</text:p>
          </table:table-cell>
          <table:table-cell table:style-name="ce1" office:value-type="string">
            <text:p>Mov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haracterController</text:p>
          </table:table-cell>
          <table:table-cell table:style-name="ce3" office:value-type="string">
            <text:p>Mov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haracterController</text:p>
          </table:table-cell>
          <table:table-cell table:style-name="ce1" office:value-type="string">
            <text:p>Mov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haracterController</text:p>
          </table:table-cell>
          <table:table-cell table:style-name="ce3" office:value-type="string">
            <text:p>Position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haracterController</text:p>
          </table:table-cell>
          <table:table-cell table:style-name="ce1" office:value-type="string">
            <text:p>Position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ctor</text:p>
          </table:table-cell>
          <table:table-cell table:style-name="ce3" office:value-type="string">
            <text:p>Releas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ctor</text:p>
          </table:table-cell>
          <table:table-cell table:style-name="ce1" office:value-type="string">
            <text:p>Releas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Pair</text:p>
          </table:table-cell>
          <table:table-cell table:style-name="ce3" office:value-type="string">
            <text:p>Releas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Pair</text:p>
          </table:table-cell>
          <table:table-cell table:style-name="ce1" office:value-type="string">
            <text:p>Releas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</text:p>
          </table:table-cell>
          <table:table-cell table:style-name="ce3" office:value-type="string">
            <text:p>Releas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</text:p>
          </table:table-cell>
          <table:table-cell table:style-name="ce1" office:value-type="string">
            <text:p>Releas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oundPlane</text:p>
          </table:table-cell>
          <table:table-cell table:style-name="ce3" office:value-type="string">
            <text:p>Releas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oundPlane</text:p>
          </table:table-cell>
          <table:table-cell table:style-name="ce1" office:value-type="string">
            <text:p>Releas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Damping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Damping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Velocity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ngularVelocity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MassLocalPosition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MassLocalPosition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llisionGroup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llisionGroup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llisionOff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llisionOff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llisionOn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llisionOn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Pair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actPair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LocalPositionY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LocalPositionY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DynamicFriction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DynamicFriction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Restitution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Restitution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SkinWidth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SkinWidth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StaticFriction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DefaultStaticFriction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avity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avity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oupCollision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GroupCollision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KinematicOff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KinematicOff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KinematicOn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KinematicOn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Damping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Damping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Velocity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LinearVelocity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Material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Material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Orientation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Orientation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osition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SuspensionTravelMax</text:p>
          </table:table-cell>
          <table:table-cell table:style-name="ce3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SuspensionTravelMax</text:p>
          </table:table-cell>
          <table:table-cell table:style-name="ce1" office:value-type="string">
            <text:p>Set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imulat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imulate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</text:p>
          </table:table-cell>
          <table:table-cell table:style-name="ce3" office:value-type="string">
            <text:p>Steer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</text:p>
          </table:table-cell>
          <table:table-cell table:style-name="ce1" office:value-type="string">
            <text:p>Steer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top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Stop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Updat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Update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ctor</text:p>
          </table:table-cell>
          <table:table-cell table:style-name="ce3" office:value-type="string">
            <text:p>Updat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ctor</text:p>
          </table:table-cell>
          <table:table-cell table:style-name="ce1" office:value-type="string">
            <text:p>Updat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ctorFast</text:p>
          </table:table-cell>
          <table:table-cell table:style-name="ce3" office:value-type="string">
            <text:p>Updat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ctorFast</text:p>
          </table:table-cell>
          <table:table-cell table:style-name="ce1" office:value-type="string">
            <text:p>Updat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ctors</text:p>
          </table:table-cell>
          <table:table-cell table:style-name="ce3" office:value-type="string">
            <text:p>Updat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Actors</text:p>
          </table:table-cell>
          <table:table-cell table:style-name="ce1" office:value-type="string">
            <text:p>Updat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s</text:p>
          </table:table-cell>
          <table:table-cell table:style-name="ce3" office:value-type="string">
            <text:p>Updat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Controllers</text:p>
          </table:table-cell>
          <table:table-cell table:style-name="ce1" office:value-type="string">
            <text:p>Updat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s</text:p>
          </table:table-cell>
          <table:table-cell table:style-name="ce3" office:value-type="string">
            <text:p>Update</text:p>
          </table:table-cell>
          <table:table-cell table:style-name="ce1" office:value-type="string">
            <text:p>",</text:p>
          </table:table-cell>
          <table:table-cell table:style-name="ce1" office:value-type="string">
            <text:p>darklua_</text:p>
          </table:table-cell>
          <table:table-cell table:style-name="ce1" office:value-type="string">
            <text:p>phy</text:p>
          </table:table-cell>
          <table:table-cell table:style-name="ce1" office:value-type="string">
            <text:p>Wheels</text:p>
          </table:table-cell>
          <table:table-cell table:style-name="ce1" office:value-type="string">
            <text:p>Update</text:p>
          </table:table-cell>
          <table:table-cell/>
          <table:table-cell table:style-name="ce1" office:value-type="string">
            <text:p>);</text:p>
          </table:table-cell>
          <table:table-cell table:number-columns-repeated="1013"/>
        </table:table-row>
        <table:table-row table:style-name="ro1" table:number-rows-repeated="65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rkNet" table:style-name="ta2"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number-columns-repeated="2" table:default-cell-style-name="ce6"/>
        <table:table-column table:style-name="co30" table:default-cell-style-name="ce6"/>
        <table:table-column table:style-name="co29" table:number-columns-repeated="2" table:default-cell-style-name="ce6"/>
        <table:table-column table:style-name="co31" table:default-cell-style-name="ce6"/>
        <table:table-column table:style-name="co5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17" table:default-cell-style-name="ce6"/>
        <table:table-column table:style-name="co35" table:default-cell-style-name="ce6"/>
        <table:table-column table:style-name="co37" table:default-cell-style-name="ce6"/>
        <table:table-column table:style-name="co17" table:default-cell-style-name="ce6"/>
        <table:table-column table:style-name="co35" table:default-cell-style-name="ce6"/>
        <table:table-column table:style-name="co20" table:default-cell-style-name="ce6"/>
        <table:table-column table:style-name="co17" table:default-cell-style-name="ce6"/>
        <table:table-column table:style-name="co35" table:default-cell-style-name="ce6"/>
        <table:table-column table:style-name="co36" table:default-cell-style-name="ce6"/>
        <table:table-column table:style-name="co17" table:default-cell-style-name="ce7"/>
        <table:table-column table:style-name="co15" table:default-cell-style-name="ce6"/>
        <table:table-column table:style-name="co36" table:default-cell-style-name="ce6"/>
        <table:table-column table:style-name="co17" table:default-cell-style-name="ce7"/>
        <table:table-column table:style-name="co35" table:default-cell-style-name="ce6"/>
        <table:table-column table:style-name="co36" table:default-cell-style-name="ce6"/>
        <table:table-column table:style-name="co13" table:default-cell-style-name="ce7"/>
        <table:table-column table:style-name="co35" table:default-cell-style-name="ce6"/>
        <table:table-column table:style-name="co36" table:default-cell-style-name="ce6"/>
        <table:table-column table:style-name="co17" table:default-cell-style-name="ce7"/>
        <table:table-column table:style-name="co35" table:default-cell-style-name="ce6"/>
        <table:table-column table:style-name="co36" table:default-cell-style-name="ce6"/>
        <table:table-column table:style-name="co17" table:default-cell-style-name="ce7"/>
        <table:table-column table:style-name="co38" table:default-cell-style-name="ce6"/>
        <table:table-column table:style-name="co36" table:default-cell-style-name="ce6"/>
        <table:table-column table:style-name="co17" table:default-cell-style-name="ce7"/>
        <table:table-column table:style-name="co4" table:default-cell-style-name="ce6"/>
        <table:table-column table:style-name="co29" table:default-cell-style-name="ce6"/>
        <table:table-column table:style-name="co19" table:default-cell-style-name="ce7"/>
        <table:table-column table:style-name="co19" table:default-cell-style-name="ce6"/>
        <table:table-column table:style-name="co35" table:default-cell-style-name="ce6"/>
        <table:table-column table:style-name="co36" table:default-cell-style-name="ce7"/>
        <table:table-column table:style-name="co29" table:default-cell-style-name="ce6"/>
        <table:table-column table:style-name="co38" table:default-cell-style-name="ce6"/>
        <table:table-column table:style-name="co17" table:default-cell-style-name="ce7"/>
        <table:table-column table:style-name="co29" table:default-cell-style-name="ce6"/>
        <table:table-column table:style-name="co20" table:number-columns-repeated="203" table:default-cell-style-name="ce6"/>
        <table:table-column table:style-name="co20" table:number-columns-repeated="766" table:default-cell-style-name="ce1"/>
        <table:table-column table:style-name="co21" table:default-cell-style-name="ce1"/>
        <table:table-row table:style-name="ro1">
          <table:table-cell table:style-name="ce4" office:value-type="string">
            <text:p>inline DARKLUA_INT darklua_</text:p>
          </table:table-cell>
          <table:table-cell table:style-name="ce4" office:value-type="string">
            <text:p>phy</text:p>
          </table:table-cell>
          <table:table-cell table:style-name="ce4" office:value-type="string">
            <text:p>Capsule</text:p>
          </table:table-cell>
          <table:table-cell table:style-name="ce5" office:value-type="string">
            <text:p>Make</text:p>
          </table:table-cell>
          <table:table-cell table:style-name="ce5" table:number-columns-repeated="2"/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4" office:value-type="string">
            <text:p>DARKLUA_RETURNINT</text:p>
          </table:table-cell>
          <table:table-cell table:style-name="ce4" office:value-type="string">
            <text:p>(</text:p>
          </table:table-cell>
          <table:table-cell table:style-name="ce4" office:value-type="string">
            <text:p>Core-&gt;Physics-&gt;</text:p>
          </table:table-cell>
          <table:table-cell table:style-name="ce4" office:value-type="string">
            <text:p>makeCapsule(</text:p>
          </table:table-cell>
          <table:table-cell table:style-name="ce4" office:value-type="string">
            <text:p>DARKLUA_INT</text:p>
          </table:table-cell>
          <table:table-cell table:style-name="ce5" office:value-type="string">
            <text:p>(1)</text:p>
          </table:table-cell>
          <table:table-cell table:style-name="ce4" office:value-type="string">
            <text:p>,</text:p>
          </table:table-cell>
          <table:table-cell table:style-name="ce4" office:value-type="string">
            <text:p>DARKLUA_INT</text:p>
          </table:table-cell>
          <table:table-cell table:style-name="ce5" office:value-type="string">
            <text:p>(2)</text:p>
          </table:table-cell>
          <table:table-cell table:style-name="ce4" office:value-type="string">
            <text:p>,</text:p>
          </table:table-cell>
          <table:table-cell table:style-name="ce4" office:value-type="string">
            <text:p>DARKLUA_FLOAT</text:p>
          </table:table-cell>
          <table:table-cell table:style-name="ce5" office:value-type="string">
            <text:p>(3)</text:p>
          </table:table-cell>
          <table:table-cell table:style-name="ce4" office:value-type="string">
            <text:p>,</text:p>
          </table:table-cell>
          <table:table-cell table:style-name="ce4" office:value-type="string">
            <text:p>DARKLUA_FLOAT</text:p>
          </table:table-cell>
          <table:table-cell table:style-name="ce5" office:value-type="string">
            <text:p>(4)</text:p>
          </table:table-cell>
          <table:table-cell table:style-name="ce4" office:value-type="string">
            <text:p>,</text:p>
          </table:table-cell>
          <table:table-cell table:style-name="ce4" office:value-type="string">
            <text:p>DARKLUA_FLOAT</text:p>
          </table:table-cell>
          <table:table-cell table:style-name="ce5" office:value-type="string">
            <text:p>(5)</text:p>
          </table:table-cell>
          <table:table-cell table:style-name="ce4" office:value-type="string">
            <text:p>));</text:p>
          </table:table-cell>
          <table:table-cell table:style-name="ce4"/>
          <table:table-cell table:style-name="ce5"/>
          <table:table-cell table:style-name="ce4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style-name="ce4"/>
          <table:table-cell table:style-name="ce5"/>
          <table:table-cell table:style-name="ce4" table:number-columns-repeated="2"/>
          <table:table-cell table:style-name="ce5"/>
          <table:table-cell table:style-name="ce4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style-name="ce4" table:number-columns-repeated="209"/>
          <table:table-cell table:number-columns-repeated="768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Version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Version(</text:p>
          </table:table-cell>
          <table:table-cell table:style-name="ce1" office:value-type="string">
            <text:p>));</text:p>
          </table:table-cell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Flag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ErrorFlag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number-columns-repeated="3"/>
          <table:table-cell table:style-name="ce1" office:value-type="string">
            <text:p>DNS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DNS(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ClientIP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ClientIP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lientIP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ClientIPUD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ConnectIP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ConnectIP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onnectIP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ConnectIPUD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Full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ErrorFull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ostNam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HostName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calIP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LocalI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LocalIP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LocalIP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LocalIP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LocalIPUD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Description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PortMapDescription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ExternalIP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PortMapExternalI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InternalIP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PortMapInternalI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Protocol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PortMapProtocol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tringC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StringC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yt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Byt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tat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Stat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Mode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TCPMod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Mode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UDPMod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FileNam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ApplicationFileNam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Nam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ApplicationNam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Remote</text:p>
          </table:table-cell>
          <table:table-cell table:style-name="ce1" office:value-type="string">
            <text:p>Addresses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ApplicationRemoteAddresse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Nam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DeviceNam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Command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ErrorCommand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Fil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ErrorFile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Operation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ErrorOperation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</text:p>
          </table:table-cell>
          <table:table-cell table:style-name="ce1" office:value-type="string">
            <text:p>Addresses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RemoteAdminAddresse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Nam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ServiceNam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Remote</text:p>
          </table:table-cell>
          <table:table-cell table:style-name="ce1" office:value-type="string">
            <text:p>Addresses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ServiceRemoteAddresse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oubl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FLOAT</text:p>
          </table:table-cell>
          <table:table-cell table:number-columns-repeated="2"/>
          <table:table-cell table:style-name="ce1" office:value-type="string">
            <text:p>mnGetDoubl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Pitch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FLOAT</text:p>
          </table:table-cell>
          <table:table-cell table:number-columns-repeated="2"/>
          <table:table-cell table:style-name="ce1" office:value-type="string">
            <text:p>mnGetHardwarePitch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PlaybackRat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FLOAT</text:p>
          </table:table-cell>
          <table:table-cell table:number-columns-repeated="2"/>
          <table:table-cell table:style-name="ce1" office:value-type="string">
            <text:p>mnGetHardwarePlaybackRat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ercent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FLOAT</text:p>
          </table:table-cell>
          <table:table-cell table:number-columns-repeated="2"/>
          <table:table-cell table:style-name="ce1" office:value-type="string">
            <text:p>mnGetTCPPerce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loa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FLOAT</text:p>
          </table:table-cell>
          <table:table-cell table:number-columns-repeated="2"/>
          <table:table-cell table:style-name="ce1" office:value-type="string">
            <text:p>mnGetFloa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Application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5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6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7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yte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Byt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ouble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Doubl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loat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Floa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t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ngDouble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LongDoubl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ngInt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Long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ngLongInt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LongLong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Packe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Por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5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6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7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8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Port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ServicePor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5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6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7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8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9)</text:p>
          </table:table-cell>
          <table:table-cell table:style-name="ce6" office:value-type="string">
            <text:p>));</text:p>
          </table:table-cell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hortInt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Short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ignedByte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SignedByt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tringC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StringC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/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tringSTD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StringST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/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Byte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UnsignedByt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Int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Unsigned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LongInt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UnsignedLong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LongLongInt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UnsignedLongLong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ShortInt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UnsignedShort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number-columns-repeated="2"/>
          <table:table-cell table:style-name="ce1" office:value-type="string">
            <text:p>Exis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pplicationExis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BufferSize</text:p>
          </table:table-cell>
          <table:table-cell table:style-name="ce1"/>
          <table:table-cell table:style-name="ce1" office:value-type="string">
            <text:p>Chang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hangeBufferSize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emorySize</text:p>
          </table:table-cell>
          <table:table-cell table:number-columns-repeated="2"/>
          <table:table-cell table:style-name="ce1" office:value-type="string">
            <text:p>Chang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hangeMemorySiz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number-columns-repeated="2"/>
          <table:table-cell table:style-name="ce1" office:value-type="string">
            <text:p>Clear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learPacke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onnected</text:p>
          </table:table-cell>
          <table:table-cell table:number-columns-repeated="2"/>
          <table:table-cell table:style-name="ce1" office:value-type="string">
            <text:p>Clien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lientConnect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Joined</text:p>
          </table:table-cell>
          <table:table-cell table:number-columns-repeated="2"/>
          <table:table-cell table:style-name="ce1" office:value-type="string">
            <text:p>Clien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lientJoin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eft</text:p>
          </table:table-cell>
          <table:table-cell table:number-columns-repeated="2"/>
          <table:table-cell table:style-name="ce1" office:value-type="string">
            <text:p>Clien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lientLef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number-columns-repeated="2"/>
          <table:table-cell table:style-name="ce1" office:value-type="string">
            <text:p>Compar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omparePacke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String</text:p>
          </table:table-cell>
          <table:table-cell table:number-columns-repeated="2"/>
          <table:table-cell table:style-name="ce1" office:value-type="string">
            <text:p>Compar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omparePacketString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number-columns-repeated="3"/>
          <table:table-cell table:style-name="ce1" office:value-type="string">
            <text:p>Connec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onnec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5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6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7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number-columns-repeated="3"/>
          <table:table-cell table:style-name="ce1" office:value-type="string">
            <text:p>Decryp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ecryp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A</text:p>
          </table:table-cell>
          <table:table-cell table:number-columns-repeated="2"/>
          <table:table-cell table:style-name="ce1" office:value-type="string">
            <text:p>Dele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eleteApplicationA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B</text:p>
          </table:table-cell>
          <table:table-cell table:number-columns-repeated="2"/>
          <table:table-cell table:style-name="ce1" office:value-type="string">
            <text:p>Dele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eleteApplicationB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Key</text:p>
          </table:table-cell>
          <table:table-cell table:number-columns-repeated="2"/>
          <table:table-cell table:style-name="ce1" office:value-type="string">
            <text:p>Dele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eleteKey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number-columns-repeated="2"/>
          <table:table-cell table:style-name="ce1" office:value-type="string">
            <text:p>Dele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eletePacke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A</text:p>
          </table:table-cell>
          <table:table-cell table:number-columns-repeated="2"/>
          <table:table-cell table:style-name="ce1" office:value-type="string">
            <text:p>Dele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eletePortA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B</text:p>
          </table:table-cell>
          <table:table-cell table:number-columns-repeated="2"/>
          <table:table-cell table:style-name="ce1" office:value-type="string">
            <text:p>Dele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eletePortB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PortA</text:p>
          </table:table-cell>
          <table:table-cell table:number-columns-repeated="2"/>
          <table:table-cell table:style-name="ce1" office:value-type="string">
            <text:p>Dele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eleteServicePortA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PortB</text:p>
          </table:table-cell>
          <table:table-cell table:number-columns-repeated="2"/>
          <table:table-cell table:style-name="ce1" office:value-type="string">
            <text:p>Dele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eleteServicePortB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agle</text:p>
          </table:table-cell>
          <table:table-cell table:number-columns-repeated="2"/>
          <table:table-cell table:style-name="ce1" office:value-type="string">
            <text:p>Disabl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isableNagl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Handshake</text:p>
          </table:table-cell>
          <table:table-cell/>
          <table:table-cell table:style-name="ce1" office:value-type="string">
            <text:p>Disabl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isableTCPHandshak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number-columns-repeated="2"/>
          <table:table-cell table:style-name="ce1" office:value-type="string">
            <text:p>Disabl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isableUD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lient</text:p>
          </table:table-cell>
          <table:table-cell table:number-columns-repeated="2"/>
          <table:table-cell table:style-name="ce1" office:value-type="string">
            <text:p>Disconnec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isconnectClie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GracefulDisconnect</text:p>
          </table:table-cell>
          <table:table-cell table:number-columns-repeated="2"/>
          <table:table-cell table:style-name="ce1" office:value-type="string">
            <text:p>Enabl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EnableGracefulDisconnec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number-columns-repeated="3"/>
          <table:table-cell table:style-name="ce1" office:value-type="string">
            <text:p>Encryp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Encryp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number-columns-repeated="2"/>
          <table:table-cell table:style-name="ce1" office:value-type="string">
            <text:p>Equal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EqualPacke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String</text:p>
          </table:table-cell>
          <table:table-cell table:number-columns-repeated="2"/>
          <table:table-cell table:style-name="ce1" office:value-type="string">
            <text:p>Equal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EqualPacketString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number-columns-repeated="3"/>
          <table:table-cell table:style-name="ce1" office:value-type="string">
            <text:p>Eras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Eras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number-columns-repeated="3"/>
          <table:table-cell table:style-name="ce1" office:value-type="string">
            <text:p>Finish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Finish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number-columns-repeated="2"/>
          <table:table-cell table:style-name="ce1" office:value-type="string">
            <text:p>Finish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FinishFirewall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</text:p>
          </table:table-cell>
          <table:table-cell table:number-columns-repeated="2"/>
          <table:table-cell table:style-name="ce1" office:value-type="string">
            <text:p>Finish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FinishInpu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</text:p>
          </table:table-cell>
          <table:table-cell table:number-columns-repeated="2"/>
          <table:table-cell table:style-name="ce1" office:value-type="string">
            <text:p>Finish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FinishOutpu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ound</text:p>
          </table:table-cell>
          <table:table-cell table:number-columns-repeated="2"/>
          <table:table-cell table:style-name="ce1" office:value-type="string">
            <text:p>Finish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FinishSound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Recv</text:p>
          </table:table-cell>
          <table:table-cell table:style-name="ce1"/>
          <table:table-cell table:style-name="ce1" office:value-type="string">
            <text:p>Flush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FlushRecv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Recv</text:p>
          </table:table-cell>
          <table:table-cell table:style-name="ce1"/>
          <table:table-cell table:style-name="ce1" office:value-type="string">
            <text:p>Flush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FlushRecvUD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ffinity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Affinity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Application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IPVersion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ApplicationIPVersion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Scope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ApplicationScop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AutoResize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AutoResize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lientFrom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ClientFrom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lientID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ClientI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ataVolum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DataVolum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bug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DebugEnabled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HardwareSuppor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DeviceHardwareSuppor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Lin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ErrorLine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Mod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ErrorMod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xceptions</text:p>
          </table:table-cell>
          <table:table-cell table:style-name="ce1" office:value-type="string">
            <text:p>Allowed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ExceptionsAllow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Firewall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GracefulDisconnect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GracefulDisconnect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EchoRequest</text:p>
          </table:table-cell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CMPAllowInboundEchoReques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MaskRequest</text:p>
          </table:table-cell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CMPAllowInboundMaskReques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RouterRequest</text:p>
          </table:table-cell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CMPAllowInboundRouterReques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TimestampRequest</text:p>
          </table:table-cell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CMPAllowInboundTimestampReques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DestinationUnreachable</text:p>
          </table:table-cell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CMPAllowOutboundDestinationUnreachabl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PacketTooBig</text:p>
          </table:table-cell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CMPAllowOutboundPacketTooBig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ParameterProblem</text:p>
          </table:table-cell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CMPAllowOutboundParameterProblem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SourceQuench</text:p>
          </table:table-cell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CMPAllowOutboundSourceQuench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TimeExceeded</text:p>
          </table:table-cell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CMPAllowOutboundTimeExceed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Redirect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CMPAllowRedirec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Data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nputData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Paused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nputPaus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Unpaused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nputUnpaus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stanc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nstanc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gicalCPU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LogicalCPU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axClients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MaxClient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axOperations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MaxOperation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agle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Nagle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otifications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Notifications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umInputInstances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NumInputInstances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umInstances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NumInstances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umOutputInstances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NumOutputInstances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peration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Operation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hysicalCPU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PhysicalCPU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PortMap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riority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Priority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rofileTyp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ProfileTyp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RemoteAdmin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IPVersion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RemoteAdminIPVersion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Scop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RemoteAdminScop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Customized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ServiceCustomiz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Service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IPVersion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ServiceIPVersion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Scop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ServiceScop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Typ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ServiceTyp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tringC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StringC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Handshake</text:p>
          </table:table-cell>
          <table:table-cell table:style-name="ce1" office:value-type="string">
            <text:p>Enabled</text:p>
          </table:table-cell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TCPHandshake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ostfix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TCPPostfix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clPacket</text:p>
          </table:table-cell>
          <table:table-cell table:style-name="ce7" office:value-type="string">
            <text:p>&amp;Packet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ostfix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TCPPostfix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hreads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Threads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TransferEverything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TransferEverything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UDP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icastToMulticast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UnicastToMulticast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number-columns-repeated="3"/>
          <table:table-cell table:style-name="ce1" office:value-type="string">
            <text:p>Inser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Inser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AllowedA</text:p>
          </table:table-cell>
          <table:table-cell table:number-columns-repeated="2"/>
          <table:table-cell table:style-name="ce1" office:value-type="string">
            <text:p>Is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IsPortAllowedA(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5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AllowedB</text:p>
          </table:table-cell>
          <table:table-cell table:number-columns-repeated="2"/>
          <table:table-cell table:style-name="ce1" office:value-type="string">
            <text:p>Is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IsPortAllowedB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ypeAllowedICMPA</text:p>
          </table:table-cell>
          <table:table-cell table:number-columns-repeated="2"/>
          <table:table-cell table:style-name="ce1" office:value-type="string">
            <text:p>Is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IsTypeAllowedICMPA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ypeAllowedICMPB</text:p>
          </table:table-cell>
          <table:table-cell table:number-columns-repeated="2"/>
          <table:table-cell table:style-name="ce1" office:value-type="string">
            <text:p>Is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IsTypeAllowedICMPB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</text:p>
          </table:table-cell>
          <table:table-cell table:number-columns-repeated="2"/>
          <table:table-cell table:style-name="ce1" office:value-type="string">
            <text:p>Paus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PauseInpu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number-columns-repeated="3"/>
          <table:table-cell table:style-name="ce1" office:value-type="string">
            <text:p>PlayData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PlayData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onnect</text:p>
          </table:table-cell>
          <table:table-cell table:number-columns-repeated="2"/>
          <table:table-cell table:style-name="ce1" office:value-type="string">
            <text:p>Poll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PollConnec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PNP</text:p>
          </table:table-cell>
          <table:table-cell table:number-columns-repeated="2"/>
          <table:table-cell table:style-name="ce1" office:value-type="string">
            <text:p>Poll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PollUPN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xist</text:p>
          </table:table-cell>
          <table:table-cell table:number-columns-repeated="2"/>
          <table:table-cell table:style-name="ce1" office:value-type="string">
            <text:p>Por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PortExis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xist</text:p>
          </table:table-cell>
          <table:table-cell table:number-columns-repeated="2"/>
          <table:table-cell table:style-name="ce1" office:value-type="string">
            <text:p>PortMap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PortMapExist(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FormatSupport</text:p>
          </table:table-cell>
          <table:table-cell table:number-columns-repeated="2"/>
          <table:table-cell table:style-name="ce1" office:value-type="string">
            <text:p>Rea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ReadDeviceFormatSuppor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number-columns-repeated="2"/>
          <table:table-cell table:style-name="ce1" office:value-type="string">
            <text:p>Recv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Recv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number-columns-repeated="2"/>
          <table:table-cell table:style-name="ce1" office:value-type="string">
            <text:p>Recv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RecvUD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number-columns-repeated="3"/>
          <table:table-cell table:style-name="ce1" office:value-type="string">
            <text:p>ResetFirewall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ResetFirewall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number-columns-repeated="2"/>
          <table:table-cell table:style-name="ce1" office:value-type="string">
            <text:p>Sen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nd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5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All</text:p>
          </table:table-cell>
          <table:table-cell/>
          <table:table-cell table:style-name="ce1" office:value-type="string">
            <text:p>Sen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ndTCPAll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5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number-columns-repeated="2"/>
          <table:table-cell table:style-name="ce1" office:value-type="string">
            <text:p>Sen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ndUD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5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All</text:p>
          </table:table-cell>
          <table:table-cell/>
          <table:table-cell table:style-name="ce1" office:value-type="string">
            <text:p>Sen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ndUDPAll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5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xist</text:p>
          </table:table-cell>
          <table:table-cell table:number-columns-repeated="2"/>
          <table:table-cell table:style-name="ce1" office:value-type="string">
            <text:p>ServicePor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rvicePortExis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ffinity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Affinity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Enabled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Application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FileName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ApplicationFileNam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IPVersion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ApplicationIPVersion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Name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ApplicationNam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Remote</text:p>
          </table:table-cell>
          <table:table-cell table:style-name="ce1" office:value-type="string">
            <text:p>Addresses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ApplicationRemoteAddresse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Scope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ApplicationScop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AutoResize</text:p>
          </table:table-cell>
          <table:table-cell table:style-name="ce1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AutoResize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ufferSizes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BufferSize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ursor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Cursor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ataVolume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DataVolum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Decrypt</text:p>
          </table:table-cell>
          <table:table-cell table:style-name="ce1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DecryptUD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xceptionsAllowed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ExceptionsAllow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Firewall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Pitch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HardwarePitch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PlaybackRate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HardwarePlaybackRat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FLOA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Volume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HardwareVolum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EchoRequest</text:p>
          </table:table-cell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CMPAllowInboundEchoReques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MaskRequest</text:p>
          </table:table-cell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CMPAllowInboundMaskReques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RouterRequest</text:p>
          </table:table-cell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CMPAllowInboundRouterReques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TimestampRequest</text:p>
          </table:table-cell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CMPAllowInboundTimestampReques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DestinationUnreachable</text:p>
          </table:table-cell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CMPAllowOutboundDestinationUnreachabl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PacketTooBig</text:p>
          </table:table-cell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CMPAllowOutboundPacketTooBig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ParameterProblem</text:p>
          </table:table-cell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CMPAllowOutboundParameterProblem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SourceQuench</text:p>
          </table:table-cell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CMPAllowOutboundSourceQuench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TimeExceeded</text:p>
          </table:table-cell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CMPAllowOutboundTimeExceed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Redirect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CMPAllowRedirec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Format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nputForma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FormatHigh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nputFormatHigh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FormatLow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nputFormatLow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FormatMedium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nputFormatMedium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SmoothValues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InputSmoothValue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cal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Local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5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emorySize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MemorySiz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otifications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Notifications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Format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OutputForma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FormatHigh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OutputFormatHigh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FormatLow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OutputFormatLow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FormatMedium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OutputFormatMedium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SmoothValues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OutputSmoothValue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riority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Priority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</text:p>
          </table:table-cell>
          <table:table-cell table:style-name="ce1" office:value-type="string">
            <text:p>Addresses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RemoteAdminAddresse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RemoteAdmin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IPVersion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RemoteAdminIPVersion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Scope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RemoteAdminScop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nd</text:p>
          </table:table-cell>
          <table:table-cell table:style-name="ce1" office:value-type="string">
            <text:p>Timeout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SendTimeou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erTimeout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ServerTimeou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Service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IPVersion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ServiceIPVersion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Remote</text:p>
          </table:table-cell>
          <table:table-cell table:style-name="ce1" office:value-type="string">
            <text:p>Addresses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ServiceRemoteAddresse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Scope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ServiceScop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Mode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TCPMod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ostfix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TCPPostfix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clPacke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ostfix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TCPPostfix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ransferEverything</text:p>
          </table:table-cell>
          <table:table-cell table:style-name="ce1" office:value-type="string">
            <text:p>TCP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TransferEverything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icastToMulticast</text:p>
          </table:table-cell>
          <table:table-cell table:style-name="ce1" office:value-type="string">
            <text:p>Enabled</text:p>
          </table:table-cell>
          <table:table-cell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UnicastToMulticastEnable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sedSize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UsedSiz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lient</text:p>
          </table:table-cell>
          <table:table-cell table:number-columns-repeated="2"/>
          <table:table-cell table:style-name="ce1" office:value-type="string">
            <text:p>Shutdown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hutdownClie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number-columns-repeated="3"/>
          <table:table-cell table:style-name="ce1" office:value-type="string">
            <text:p>Star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tar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roadcast</text:p>
          </table:table-cell>
          <table:table-cell table:number-columns-repeated="2"/>
          <table:table-cell table:style-name="ce1" office:value-type="string">
            <text:p>Star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tartBroadcas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number-columns-repeated="2"/>
          <table:table-cell table:style-name="ce1" office:value-type="string">
            <text:p>Star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tartFirewall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</text:p>
          </table:table-cell>
          <table:table-cell table:number-columns-repeated="2"/>
          <table:table-cell table:style-name="ce1" office:value-type="string">
            <text:p>Star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tartInpu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</text:p>
          </table:table-cell>
          <table:table-cell table:number-columns-repeated="2"/>
          <table:table-cell table:style-name="ce1" office:value-type="string">
            <text:p>Star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tartOutpu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er</text:p>
          </table:table-cell>
          <table:table-cell table:number-columns-repeated="2"/>
          <table:table-cell table:style-name="ce1" office:value-type="string">
            <text:p>Star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tartServer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ound</text:p>
          </table:table-cell>
          <table:table-cell table:number-columns-repeated="2"/>
          <table:table-cell table:style-name="ce1" office:value-type="string">
            <text:p>Star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tartSoun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PNP</text:p>
          </table:table-cell>
          <table:table-cell table:number-columns-repeated="2"/>
          <table:table-cell table:style-name="ce1" office:value-type="string">
            <text:p>Star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tartUPNP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onnect</text:p>
          </table:table-cell>
          <table:table-cell table:number-columns-repeated="2"/>
          <table:table-cell table:style-name="ce1" office:value-type="string">
            <text:p>Stop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topConnec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ffinity</text:p>
          </table:table-cell>
          <table:table-cell table:number-columns-repeated="2"/>
          <table:table-cell table:style-name="ce1" office:value-type="string">
            <text:p>Toggl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ToggleAffinity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Mode</text:p>
          </table:table-cell>
          <table:table-cell table:number-columns-repeated="2"/>
          <table:table-cell table:style-name="ce1" office:value-type="string">
            <text:p>Toggl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ToggleErrorMod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</text:p>
          </table:table-cell>
          <table:table-cell table:number-columns-repeated="2"/>
          <table:table-cell table:style-name="ce1" office:value-type="string">
            <text:p>Unpaus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UnpauseInpu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number-columns-repeated="2"/>
          <table:table-cell table:style-name="ce1" office:value-type="string">
            <text:p>Upda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UpdateFirewall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ngDoubl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FLOAT</text:p>
          </table:table-cell>
          <table:table-cell table:number-columns-repeated="2"/>
          <table:table-cell table:style-name="ce1" office:value-type="string">
            <text:p>mnGetLongDoubl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ngI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Long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number-columns-repeated="2"/>
          <table:table-cell table:style-name="ce1" office:value-type="string">
            <text:p>Ad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AddPortMap(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InternalPort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5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6)</text:p>
          </table:table-cell>
          <table:table-cell table:style-name="ce6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7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Key128</text:p>
          </table:table-cell>
          <table:table-cell table:number-columns-repeated="2"/>
          <table:table-cell table:style-name="ce1" office:value-type="string">
            <text:p>Crea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reateKey128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Key192</text:p>
          </table:table-cell>
          <table:table-cell table:number-columns-repeated="2"/>
          <table:table-cell table:style-name="ce1" office:value-type="string">
            <text:p>Crea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reateKey192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Key256</text:p>
          </table:table-cell>
          <table:table-cell table:number-columns-repeated="2"/>
          <table:table-cell table:style-name="ce1" office:value-type="string">
            <text:p>Crea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reateKey256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number-columns-repeated="2"/>
          <table:table-cell table:style-name="ce1" office:value-type="string">
            <text:p>Crea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reatePacket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FromPacket</text:p>
          </table:table-cell>
          <table:table-cell table:number-columns-repeated="2"/>
          <table:table-cell table:style-name="ce1" office:value-type="string">
            <text:p>Crea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reatePacketFromPacke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FromString</text:p>
          </table:table-cell>
          <table:table-cell table:number-columns-repeated="2"/>
          <table:table-cell table:style-name="ce1" office:value-type="string">
            <text:p>Crea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CreatePacketFromString(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A</text:p>
          </table:table-cell>
          <table:table-cell table:number-columns-repeated="2"/>
          <table:table-cell table:style-name="ce1" office:value-type="string">
            <text:p>Dele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eletePortMapA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B</text:p>
          </table:table-cell>
          <table:table-cell table:number-columns-repeated="2"/>
          <table:table-cell table:style-name="ce1" office:value-type="string">
            <text:p>Dele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eletePortMapB(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number-columns-repeated="2"/>
          <table:table-cell table:style-name="ce1" office:value-type="string">
            <text:p>Disabl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DisablePortMa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number-columns-repeated="2"/>
          <table:table-cell table:style-name="ce1" office:value-type="string">
            <text:p>Enabl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EnablePortMa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AT</text:p>
          </table:table-cell>
          <table:table-cell table:number-columns-repeated="2"/>
          <table:table-cell table:style-name="ce1" office:value-type="string">
            <text:p>Finish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FinishNA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PNP</text:p>
          </table:table-cell>
          <table:table-cell table:number-columns-repeated="2"/>
          <table:table-cell table:style-name="ce1" office:value-type="string">
            <text:p>Finish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FinishUPN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Cod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ErrorCode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ngLongI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LongLong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Description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PortMapDescription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InternalIP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PortMapInternalI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InternalPort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etPortMapInternalPor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AT</text:p>
          </table:table-cell>
          <table:table-cell table:number-columns-repeated="2"/>
          <table:table-cell table:style-name="ce1" office:value-type="string">
            <text:p>Star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StartNA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AT</text:p>
          </table:table-cell>
          <table:table-cell table:number-columns-repeated="2"/>
          <table:table-cell table:style-name="ce1" office:value-type="string">
            <text:p>Updat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UpdateNA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ExternalPor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PortMapExternalPor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InternalPor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PortMapInternalPor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hortI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Short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ignedByt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SignedByt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tringSTD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StringST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DriverMajorVersion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DeviceDriverMajorVersion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DriverMinorVersion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DeviceDriverMinorVersion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Byt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STRING</text:p>
          </table:table-cell>
          <table:table-cell table:number-columns-repeated="2"/>
          <table:table-cell table:style-name="ce1" office:value-type="string">
            <text:p>mnGetUnsignedByt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number-columns-repeated="2"/>
          <table:table-cell table:style-name="ce1" office:value-type="string">
            <text:p>Fin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FindApplication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</text:p>
          </table:table-cell>
          <table:table-cell table:number-columns-repeated="2"/>
          <table:table-cell table:style-name="ce1" office:value-type="string">
            <text:p>Fin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FindPor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number-columns-repeated="2"/>
          <table:table-cell table:style-name="ce1" office:value-type="string">
            <text:p>Fin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FindPortMap(</text:p>
          </table:table-cell>
          <table:table-cell table:style-name="ce1" office:value-type="string">
            <text:p>DARKLUA_STRING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Port</text:p>
          </table:table-cell>
          <table:table-cell table:number-columns-repeated="2"/>
          <table:table-cell table:style-name="ce1" office:value-type="string">
            <text:p>Find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FindServicePor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3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4)</text:p>
          </table:table-cell>
          <table:table-cell table:style-name="ce6" office:value-type="string">
            <text:p>));</text:p>
          </table:table-cell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Amou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ApplicationAmou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urrentProfil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CurrentProfile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ursor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Cursor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FormatSuppor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DeviceFormatSuppor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NoBuffers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nputNoBuffer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SamplesPerSec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nputSamplesPerSec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TimePerBuffer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nputTimePerBuffer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calIPAmou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LocalIPAmount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emorySiz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MemorySiz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Devices</text:p>
          </table:table-cell>
          <table:table-cell table:style-name="ce1" office:value-type="string">
            <text:p>Count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NumInputDevices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Devices</text:p>
          </table:table-cell>
          <table:table-cell table:style-name="ce1" office:value-type="string">
            <text:p>Count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NumOutputDevices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LastAddedCap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OutputLastAddedCa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SamplesPerSec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OutputSamplesPerSec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StoredDataCap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OutputStoredDataCa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Remainder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PacketRemainder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Amou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PortAmou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Amou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PortMapAmount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rofileAmou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ProfileAmount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nd</text:p>
          </table:table-cell>
          <table:table-cell table:style-name="ce1" office:value-type="string">
            <text:p>Timeout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SendTimeou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erTimeou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ServerTimeou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Amou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ServiceAmou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PortAmou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ServicePortAmou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Bytes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TCPByte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RecvSizeA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TCPRecvSizeA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RecvSizeB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TCPRecvSizeB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StoreAmount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TCPStoreAmou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lock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UDPClock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RecvSize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UDPRecvSiz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StoreAmount</text:p>
          </table:table-cell>
          <table:table-cell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UDPStoreAmou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I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Unsigned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sedSiz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UsedSiz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LongI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UnsignedLong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LongLongI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UnsignedLongLong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ShortIn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UnsignedShortIn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ClientPort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ClientPort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lientPort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ClientPortUD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ConnectPort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ConnectPort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onnectPort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ConnectPortUD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ManuID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DeviceManuI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MaxChannels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DeviceMaxChannel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ProductID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DeviceProductID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,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2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VolumeLef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HardwareVolumeLef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VolumeRight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HardwareVolumeRight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BitsPerSampl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nputBitsPerSampl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Channels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InputChannel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LocalPort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LocalPortTC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LocalPort</text:p>
          </table:table-cell>
          <table:table-cell table:style-name="ce1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LocalPortUDP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BitsPerSample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OutputBitsPerSample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Channels</text:p>
          </table:table-cell>
          <table:table-cell table:number-columns-repeated="2"/>
          <table:table-cell table:style-name="ce1" office:value-type="string">
            <text:p>G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lt;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arguments")); lua_error(L));}</text:p>
          </table:table-cell>
          <table:table-cell table:style-name="ce1" office:value-type="string">
            <text:p>DARKLUA_RETURNINT</text:p>
          </table:table-cell>
          <table:table-cell table:number-columns-repeated="2"/>
          <table:table-cell table:style-name="ce1" office:value-type="string">
            <text:p>mnGetOutputChannels(</text:p>
          </table:table-cell>
          <table:table-cell table:style-name="ce1" office:value-type="string">
            <text:p>DARKLUA_INT</text:p>
          </table:table-cell>
          <table:table-cell table:style-name="ce7" office:value-type="string">
            <text:p>(1)</text:p>
          </table:table-cell>
          <table:table-cell table:style-name="ce1" office:value-type="string">
            <text:p>));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Flag</text:p>
          </table:table-cell>
          <table:table-cell table:number-columns-repeated="2"/>
          <table:table-cell table:style-name="ce1" office:value-type="string">
            <text:p>Clear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/>
          <table:table-cell table:number-columns-repeated="2"/>
          <table:table-cell table:style-name="ce1" office:value-type="string">
            <text:p>mnClearErrorFlag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string">
            <text:p>0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bug</text:p>
          </table:table-cell>
          <table:table-cell table:number-columns-repeated="2"/>
          <table:table-cell table:style-name="ce1" office:value-type="string">
            <text:p>Disabl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/>
          <table:table-cell table:number-columns-repeated="2"/>
          <table:table-cell table:style-name="ce1" office:value-type="string">
            <text:p>mnDisableDebug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string">
            <text:p>0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Boxes</text:p>
          </table:table-cell>
          <table:table-cell/>
          <table:table-cell table:style-name="ce1" office:value-type="string">
            <text:p>Disabl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/>
          <table:table-cell table:number-columns-repeated="2"/>
          <table:table-cell table:style-name="ce1" office:value-type="string">
            <text:p>mnDisableMessageBoxes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string">
            <text:p>0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Boxes</text:p>
          </table:table-cell>
          <table:table-cell/>
          <table:table-cell table:style-name="ce1" office:value-type="string">
            <text:p>Enable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/>
          <table:table-cell table:number-columns-repeated="2"/>
          <table:table-cell table:style-name="ce1" office:value-type="string">
            <text:p>mnEnableMessageBoxes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string">
            <text:p>0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4" office:value-type="string">
            <text:p>inline DARKLUA_INT darklua_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Flag</text:p>
          </table:table-cell>
          <table:table-cell table:number-columns-repeated="2"/>
          <table:table-cell table:style-name="ce1" office:value-type="string">
            <text:p>Set</text:p>
          </table:table-cell>
          <table:table-cell table:style-name="ce4" office:value-type="string">
            <text:p>(lua_State *L){ if(lua_gettop(L)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){ lua_pushstring(L, "Error!</text:p>
          </table:table-cell>
          <table:table-cell table:style-name="ce4" office:value-type="string">
            <text:p>&gt;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<text:s/>arguments")); lua_error(L));}</text:p>
          </table:table-cell>
          <table:table-cell table:style-name="ce1"/>
          <table:table-cell table:number-columns-repeated="2"/>
          <table:table-cell table:style-name="ce1" office:value-type="string">
            <text:p>mnSetErrorFlag(</text:p>
          </table:table-cell>
          <table:table-cell table:style-name="ce1" office:value-type="string">
            <text:p>));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/>
          <table:table-cell table:style-name="ce7"/>
          <table:table-cell table:style-name="ce6"/>
          <table:table-cell table:style-name="ce4" office:value-type="string">
            <text:p><text:s/>return</text:p>
          </table:table-cell>
          <table:table-cell table:style-name="ce5" office:value-type="string">
            <text:p>0</text:p>
          </table:table-cell>
          <table:table-cell table:style-name="ce4" office:value-type="string">
            <text:p>;}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971"/>
        </table:table-row>
        <table:table-row table:style-name="ro1">
          <table:table-cell table:style-name="ce8" table:number-columns-repeated="28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971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Vers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Vers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Flag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rrorFlag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DNS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NS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ClientIP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ClientIP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lientIP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lientIP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ConnectIP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ConnectIP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onnectIP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onnectIP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Full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rrorFull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ostNam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HostNam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calI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LocalI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LocalIP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LocalIP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LocalIP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LocalIP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Descript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Descript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ExternalI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ExternalI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InternalI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InternalI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Protocol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Protocol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tringC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tringC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yt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Byt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tat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tat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Mode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Mod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Mode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Mod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FileNam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FileNam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Nam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Nam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Remote</text:p>
          </table:table-cell>
          <table:table-cell table:style-name="ce1" office:value-type="string">
            <text:p>Addresses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Remote</text:p>
          </table:table-cell>
          <table:table-cell table:style-name="ce1" office:value-type="string">
            <text:p>Addresses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Nam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eviceNam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Comman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rrorComman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Fil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rrorFil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Operat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rrorOperat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</text:p>
          </table:table-cell>
          <table:table-cell table:style-name="ce1" office:value-type="string">
            <text:p>Addresses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RemoteAdmin</text:p>
          </table:table-cell>
          <table:table-cell table:style-name="ce1" office:value-type="string">
            <text:p>Addresses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Nam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Nam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Remote</text:p>
          </table:table-cell>
          <table:table-cell table:style-name="ce1" office:value-type="string">
            <text:p>Addresses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Remote</text:p>
          </table:table-cell>
          <table:table-cell table:style-name="ce1" office:value-type="string">
            <text:p>Addresses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oubl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oubl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Pitch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HardwarePitch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PlaybackRat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HardwarePlaybackRat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ercent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ercen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loa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Floa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yt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Byt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oubl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oubl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loa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Floa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ngDoubl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LongDoubl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ng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Long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ngLong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LongLong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Por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Por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hort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hort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ignedByt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ignedByt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tringC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tringC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tringST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tringST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Byt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nsignedByt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nsigned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Long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nsignedLong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LongLong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nsignedLongLong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Short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nsignedShort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Exis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xis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BufferSize</text:p>
          </table:table-cell>
          <table:table-cell office:value-type="float" office:value="0">
            <text:p>0</text:p>
          </table:table-cell>
          <table:table-cell table:style-name="ce1" office:value-type="string">
            <text:p>Chang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BufferSiz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hang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emorySiz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hang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MemorySiz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hang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lear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lear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onnecte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Connecte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lien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Joine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Joine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lien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ef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Lef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lien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ompar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ompar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String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ompar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acketString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ompar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Connec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onnec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Decryp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ecryp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A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A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B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B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Key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Key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A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A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B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B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PortA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PortA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PortB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PortB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agl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isabl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Nagl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isabl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Handshake</text:p>
          </table:table-cell>
          <table:table-cell office:value-type="float" office:value="0">
            <text:p>0</text:p>
          </table:table-cell>
          <table:table-cell table:style-name="ce1" office:value-type="string">
            <text:p>Disabl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Handshak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isabl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isabl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isabl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lie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isconnec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Clie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isconnec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GracefulDisconnec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Enabl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GracefulDisconnec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nabl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Encryp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ncryp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qual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String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Equal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acketString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qual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Eras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ras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utpu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oun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oun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Recv</text:p>
          </table:table-cell>
          <table:table-cell office:value-type="float" office:value="0">
            <text:p>0</text:p>
          </table:table-cell>
          <table:table-cell table:style-name="ce1" office:value-type="string">
            <text:p>Flush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Recv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Flush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Recv</text:p>
          </table:table-cell>
          <table:table-cell office:value-type="float" office:value="0">
            <text:p>0</text:p>
          </table:table-cell>
          <table:table-cell table:style-name="ce1" office:value-type="string">
            <text:p>Flush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Recv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Flush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ffinity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ffinity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IPVersion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IPVersion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Scope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Scop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AutoResize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AutoResiz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lientFrom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ClientFrom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lientI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ClientI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ataVolum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ataVolum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bug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ebug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HardwareSuppor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eviceHardwareSuppor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Lin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rrorLin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Mod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rrorMod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xceptions</text:p>
          </table:table-cell>
          <table:table-cell table:style-name="ce1" office:value-type="string">
            <text:p>Allowed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xceptions</text:p>
          </table:table-cell>
          <table:table-cell table:style-name="ce1" office:value-type="string">
            <text:p>Allow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GracefulDisconnect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GracefulDisconnect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EchoRequest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3" office:value-type="string">
            <text:p>EchoRequest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MaskRequest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3" office:value-type="string">
            <text:p>MaskRequest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RouterRequest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3" office:value-type="string">
            <text:p>RouterRequest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TimestampRequest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3" office:value-type="string">
            <text:p>TimestampRequest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DestinationUnreachable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3" office:value-type="string">
            <text:p>DestinationUnreachable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PacketTooBig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3" office:value-type="string">
            <text:p>PacketTooBig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ParameterProblem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3" office:value-type="string">
            <text:p>ParameterProblem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SourceQuench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3" office:value-type="string">
            <text:p>SourceQuench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TimeExceeded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3" office:value-type="string">
            <text:p>TimeExceeded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Redirect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Redirec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Data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Data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Pause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Pause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Unpause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Unpause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stanc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stanc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gicalCPU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LogicalCPU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axClients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MaxClients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axOperations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MaxOperations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agle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Nagle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otifications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Notifications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umInputInstances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NumInputInstances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umInstances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NumInstances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umOutputInstances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NumOutputInstances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perat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perat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hysicalCPU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hysicalCPU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riority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riority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rofileTyp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rofileTyp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RemoteAdmin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IPVers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RemoteAdminIPVers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Scop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RemoteAdminScop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Customize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Customize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IPVers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IPVers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Scop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Scop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Typ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Typ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tringC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tringC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Handshake</text:p>
          </table:table-cell>
          <table:table-cell table:style-name="ce1" office:value-type="string">
            <text:p>Enabled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Handshake</text:p>
          </table:table-cell>
          <table:table-cell table:style-name="ce3" office:value-type="string">
            <text:p>Enabled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ostfix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ostfix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ostfix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ostfix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hreads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hreads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TransferEverything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TransferEverything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icastToMulticast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nicastToMulticast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Inser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Inser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AllowedA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AllowedA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Is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AllowedB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AllowedB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Is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ypeAllowedICMPA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ypeAllowedICMPA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Is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ypeAllowedICMPB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ypeAllowedICMPB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Is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aus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Paus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PlayData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PlayData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onnec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oll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Connec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Poll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PN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oll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PN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Poll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xis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or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xis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Por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xis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ortMap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xis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PortMap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FormatSuppor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eviceFormatSuppor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Rea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Recv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Recv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Recv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Recv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ResetFirewall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ResetFirewall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n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n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All</text:p>
          </table:table-cell>
          <table:table-cell office:value-type="float" office:value="0">
            <text:p>0</text:p>
          </table:table-cell>
          <table:table-cell table:style-name="ce1" office:value-type="string">
            <text:p>Sen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All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n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n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n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All</text:p>
          </table:table-cell>
          <table:table-cell office:value-type="float" office:value="0">
            <text:p>0</text:p>
          </table:table-cell>
          <table:table-cell table:style-name="ce1" office:value-type="string">
            <text:p>Sen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All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n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xis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rvicePor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xis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rvicePor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ffinity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ffinity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Enable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Enable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FileNam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FileNam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IPVers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IPVers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Nam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Nam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Remote</text:p>
          </table:table-cell>
          <table:table-cell table:style-name="ce1" office:value-type="string">
            <text:p>Addresses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Remote</text:p>
          </table:table-cell>
          <table:table-cell table:style-name="ce1" office:value-type="string">
            <text:p>Addresses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Scop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Scop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AutoResize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AutoResiz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ufferSizes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BufferSizes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ursor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Cursor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ataVolum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ataVolum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Decrypt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Decryp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xceptionsAllowe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xceptionsAllowe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Pitch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HardwarePitch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PlaybackRat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HardwarePlaybackRat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Volum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HardwareVolum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EchoReque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3" office:value-type="string">
            <text:p>EchoRequest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MaskReque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3" office:value-type="string">
            <text:p>MaskRequest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RouterReque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3" office:value-type="string">
            <text:p>RouterRequest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1" office:value-type="string">
            <text:p>TimestampReque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Inbound</text:p>
          </table:table-cell>
          <table:table-cell table:style-name="ce3" office:value-type="string">
            <text:p>TimestampRequest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DestinationUnreachable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3" office:value-type="string">
            <text:p>DestinationUnreachable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PacketTooBig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3" office:value-type="string">
            <text:p>PacketTooBig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ParameterProblem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3" office:value-type="string">
            <text:p>ParameterProblem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SourceQuench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3" office:value-type="string">
            <text:p>SourceQuench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1" office:value-type="string">
            <text:p>TimeExceeded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Outbound</text:p>
          </table:table-cell>
          <table:table-cell table:style-name="ce3" office:value-type="string">
            <text:p>TimeExceeded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Redirect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CMPAllow</text:p>
          </table:table-cell>
          <table:table-cell table:style-name="ce1" office:value-type="string">
            <text:p>Redirec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Forma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Forma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FormatHigh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FormatHigh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FormatLow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FormatLow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FormatMedium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FormatMedium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SmoothValues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SmoothValues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cal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Local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emorySiz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MemorySiz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otifications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Notifications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Forma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utputForma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FormatHigh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utputFormatHigh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FormatLow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utputFormatLow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FormatMedium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utputFormatMedium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SmoothValues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utputSmoothValues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riority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riority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</text:p>
          </table:table-cell>
          <table:table-cell table:style-name="ce1" office:value-type="string">
            <text:p>Addresses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RemoteAdmin</text:p>
          </table:table-cell>
          <table:table-cell table:style-name="ce1" office:value-type="string">
            <text:p>Addresses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RemoteAdmin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IPVers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RemoteAdminIPVers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RemoteAdminScop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RemoteAdminScop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nd</text:p>
          </table:table-cell>
          <table:table-cell table:style-name="ce1" office:value-type="string">
            <text:p>Timeout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nd</text:p>
          </table:table-cell>
          <table:table-cell table:style-name="ce1" office:value-type="string">
            <text:p>Timeou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erTimeou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erTimeou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IPVers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IPVers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Remote</text:p>
          </table:table-cell>
          <table:table-cell table:style-name="ce1" office:value-type="string">
            <text:p>Addresses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Remote</text:p>
          </table:table-cell>
          <table:table-cell table:style-name="ce1" office:value-type="string">
            <text:p>Addresses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Scop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Scop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Mode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Mod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ostfix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ostfix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ostfix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Postfix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ransferEverything</text:p>
          </table:table-cell>
          <table:table-cell table:style-name="ce1" office:value-type="string">
            <text:p>TCP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ransferEverything</text:p>
          </table:table-cell>
          <table:table-cell table:style-name="ce1" office:value-type="string">
            <text:p>TCP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icastToMulticast</text:p>
          </table:table-cell>
          <table:table-cell table:style-name="ce1" office:value-type="string">
            <text:p>Enabled</text:p>
          </table:table-cell>
          <table:table-cell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nicastToMulticast</text:p>
          </table:table-cell>
          <table:table-cell table:style-name="ce1" office:value-type="string">
            <text:p>Enabled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sedSiz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sedSiz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lie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hutdown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Clie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hutdown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roadcas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Broadcas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utpu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er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er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oun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oun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PN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PN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onnec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p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Connec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top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ffinity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Toggl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ffinity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Toggl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Mod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Toggl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rrorMod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Toggl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Unpaus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Unpaus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Upda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Firewall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Upda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ngDoubl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LongDoubl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ng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Long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Key128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rea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Key128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rea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Key19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rea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Key192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rea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Key25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rea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Key256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rea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rea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acke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rea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FromPacke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rea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acketFromPacke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rea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FromString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rea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acketFromString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rea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A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A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B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B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ele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isabl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isabl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Enabl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nabl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A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NA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PN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PN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Finish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Cod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rrorCod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ngLong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LongLong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Descript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Descript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InternalI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InternalI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InternalPor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InternalPor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A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NA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tar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A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Updat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NA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Updat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ExternalPor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ExternalPor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InternalPor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InternalPor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hort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hort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ignedByt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ignedByt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tringST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tringST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DriverMajorVers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eviceDriverMajorVers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DriverMinorVers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eviceDriverMinorVers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Byt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nsignedByt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Fin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Fin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Fin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Fin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Fin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Fin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Por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Find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Por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Find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ApplicationAmou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ApplicationAmou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urrentProfil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CurrentProfil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Cursor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Cursor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FormatSuppor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eviceFormatSuppor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NoBuffers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NoBuffers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SamplesPerSec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SamplesPerSec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TimePerBuffer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TimePerBuffer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LocalIPAmou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LocalIPAmou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emorySiz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MemorySiz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Devices</text:p>
          </table:table-cell>
          <table:table-cell table:style-name="ce1" office:value-type="string">
            <text:p>Count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Devices</text:p>
          </table:table-cell>
          <table:table-cell table:style-name="ce1" office:value-type="string">
            <text:p>Coun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Devices</text:p>
          </table:table-cell>
          <table:table-cell table:style-name="ce1" office:value-type="string">
            <text:p>Count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utputDevices</text:p>
          </table:table-cell>
          <table:table-cell table:style-name="ce1" office:value-type="string">
            <text:p>Coun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LastAddedCa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utputLastAddedCa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SamplesPerSec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utputSamplesPerSec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StoredDataCap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utputStoredDataCap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acketRemainder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acketRemainder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Amou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Amou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ortMapAmou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ortMapAmou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ProfileAmou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ProfileAmou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nd</text:p>
          </table:table-cell>
          <table:table-cell table:style-name="ce1" office:value-type="string">
            <text:p>Timeout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nd</text:p>
          </table:table-cell>
          <table:table-cell table:style-name="ce1" office:value-type="string">
            <text:p>Timeou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erTimeou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erTimeou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Amou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Amou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ServicePortAmou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ServicePortAmou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Bytes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Bytes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RecvSizeA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RecvSizeA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RecvSizeB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RecvSizeB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StoreAmount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StoreAmoun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lock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lock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RecvSize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RecvSize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StoreAmount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StoreAmoun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nsigned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sedSiz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sedSiz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Long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nsignedLong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LongLong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nsignedLongLong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nsignedShortIn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nsignedShortIn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ClientPort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ClientPor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lientPort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lientPor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ConnectPort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ConnectPor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onnectPort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ConnectPor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ManuI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eviceManuI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MaxChannels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eviceMaxChannels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viceProductID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eviceProductID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VolumeLef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HardwareVolumeLef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HardwareVolumeRight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HardwareVolumeRight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BitsPerSampl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BitsPerSampl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InputChannels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InputChannels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LocalPort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TCP</text:p>
          </table:table-cell>
          <table:table-cell table:style-name="ce1" office:value-type="string">
            <text:p>LocalPor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LocalPort</text:p>
          </table:table-cell>
          <table:table-cell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UDP</text:p>
          </table:table-cell>
          <table:table-cell table:style-name="ce1" office:value-type="string">
            <text:p>LocalPort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BitsPerSample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utputBitsPerSample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OutputChannels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OutputChannels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G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Flag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lear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rrorFlag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Clear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bug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Disabl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Debug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isabl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Boxes</text:p>
          </table:table-cell>
          <table:table-cell office:value-type="float" office:value="0">
            <text:p>0</text:p>
          </table:table-cell>
          <table:table-cell table:style-name="ce1" office:value-type="string">
            <text:p>Disabl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Boxes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Disabl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Boxes</text:p>
          </table:table-cell>
          <table:table-cell office:value-type="float" office:value="0">
            <text:p>0</text:p>
          </table:table-cell>
          <table:table-cell table:style-name="ce1" office:value-type="string">
            <text:p>Enable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Boxes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Enable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ua_register(L, "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ErrorFlag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",</text:p>
          </table:table-cell>
          <table:table-cell table:style-name="ce1"/>
          <table:table-cell table:style-name="ce1" office:value-type="string">
            <text:p>net</text:p>
          </table:table-cell>
          <table:table-cell table:style-name="ce1" office:value-type="string">
            <text:p>ErrorFlag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Set</text:p>
          </table:table-cell>
          <table:table-cell table:number-columns-repeated="4"/>
          <table:table-cell table:style-name="ce1" office:value-type="string">
            <text:p>);</text:p>
          </table:table-cell>
          <table:table-cell table:number-columns-repeated="1006"/>
        </table:table-row>
        <table:table-row table:style-name="ro1" table:number-rows-repeated="10">
          <table:table-cell table:number-columns-repeated="11"/>
          <table:table-cell table:style-name="ce3"/>
          <table:table-cell table:number-columns-repeated="1012"/>
        </table:table-row>
        <table:table-row table:style-name="ro1" table:number-rows-repeated="648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keNet2_0" table:style-name="ta5"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10" table:number-columns-repeated="5" table:default-cell-style-name="ce12"/>
        <table:table-column table:style-name="co43" table:default-cell-style-name="ce12"/>
        <table:table-column table:style-name="co45" table:default-cell-style-name="ce12"/>
        <table:table-column table:style-name="co10" table:default-cell-style-name="ce12"/>
        <table:table-column table:style-name="co46" table:default-cell-style-name="ce12"/>
        <table:table-column table:style-name="co47" table:default-cell-style-name="ce12"/>
        <table:table-column table:style-name="co15" table:default-cell-style-name="ce12"/>
        <table:table-column table:style-name="co48" table:default-cell-style-name="ce12"/>
        <table:table-column table:style-name="co14" table:default-cell-style-name="ce12"/>
        <table:table-column table:style-name="co49" table:default-cell-style-name="ce12"/>
        <table:table-column table:style-name="co10" table:number-columns-repeated="20" table:default-cell-style-name="ce12"/>
        <table:table-column table:style-name="co50" table:default-cell-style-name="ce12"/>
        <table:table-column table:style-name="co51" table:default-cell-style-name="ce12"/>
        <table:table-column table:style-name="co52" table:default-cell-style-name="ce12"/>
        <table:table-column table:style-name="co10" table:number-columns-repeated="980" table:default-cell-style-name="ce12"/>
        <table:table-column table:style-name="co10" table:number-columns-repeated="4" table:default-cell-style-name="ce21"/>
        <table:table-row table:style-name="ro1">
          <table:table-cell table:style-name="ce10" office:value-type="string">
            <text:p>inline int darklua_</text:p>
          </table:table-cell>
          <table:table-cell table:style-name="ce13" office:value-type="string">
            <text:p>net</text:p>
          </table:table-cell>
          <table:table-cell table:style-name="ce10" office:value-type="string">
            <text:p>(lua_State *L){ if(lua_gettop(L)</text:p>
          </table:table-cell>
          <table:table-cell table:style-name="ce10" office:value-type="string">
            <text:p>&lt;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){ lua_pushstring(L, "Error!</text:p>
          </table:table-cell>
          <table:table-cell table:style-name="ce10" office:value-type="string">
            <text:p>&lt;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<text:s/>arguments")); lua_error(L));}</text:p>
          </table:table-cell>
          <table:table-cell table:style-name="ce10" office:value-type="string">
            <text:p>DARKLUA_RETURNINT</text:p>
          </table:table-cell>
          <table:table-cell table:style-name="ce10" office:value-type="string">
            <text:p>(</text:p>
          </table:table-cell>
          <table:table-cell table:style-name="ce10" office:value-type="string">
            <text:p>makeCapsule(</text:p>
          </table:table-cell>
          <table:table-cell table:style-name="ce10" office:value-type="string">
            <text:p>DARKLUA_INT</text:p>
          </table:table-cell>
          <table:table-cell table:style-name="ce13" office:value-type="string">
            <text:p>(1)</text:p>
          </table:table-cell>
          <table:table-cell table:style-name="ce10" office:value-type="string">
            <text:p>,</text:p>
          </table:table-cell>
          <table:table-cell table:style-name="ce10" office:value-type="string">
            <text:p>DARKLUA_INT</text:p>
          </table:table-cell>
          <table:table-cell table:style-name="ce13" office:value-type="string">
            <text:p>(2)</text:p>
          </table:table-cell>
          <table:table-cell table:style-name="ce10" office:value-type="string">
            <text:p>,</text:p>
          </table:table-cell>
          <table:table-cell table:style-name="ce10" office:value-type="string">
            <text:p>DARKLUA_FLOAT</text:p>
          </table:table-cell>
          <table:table-cell table:style-name="ce13" office:value-type="string">
            <text:p>(3)</text:p>
          </table:table-cell>
          <table:table-cell table:style-name="ce10" office:value-type="string">
            <text:p>,</text:p>
          </table:table-cell>
          <table:table-cell table:style-name="ce10" office:value-type="string">
            <text:p>DARKLUA_FLOAT</text:p>
          </table:table-cell>
          <table:table-cell table:style-name="ce13" office:value-type="string">
            <text:p>(4)</text:p>
          </table:table-cell>
          <table:table-cell table:style-name="ce10" office:value-type="string">
            <text:p>,</text:p>
          </table:table-cell>
          <table:table-cell table:style-name="ce10" office:value-type="string">
            <text:p>DARKLUA_FLOAT</text:p>
          </table:table-cell>
          <table:table-cell table:style-name="ce13" office:value-type="string">
            <text:p>(5)</text:p>
          </table:table-cell>
          <table:table-cell table:style-name="ce16"/>
          <table:table-cell table:style-name="ce10"/>
          <table:table-cell table:style-name="ce13"/>
          <table:table-cell table:style-name="ce16" table:number-columns-repeated="4"/>
          <table:table-cell table:style-name="ce10"/>
          <table:table-cell table:style-name="ce13"/>
          <table:table-cell table:style-name="ce10" table:number-columns-repeated="2"/>
          <table:table-cell table:style-name="ce17" office:value-type="string">
            <text:p>);</text:p>
          </table:table-cell>
          <table:table-cell table:style-name="ce17" office:value-type="string">
            <text:p><text:s/>return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;}</text:p>
          </table:table-cell>
          <table:table-cell table:style-name="ce10" table:number-columns-repeated="210"/>
          <table:table-cell table:style-name="ce16" table:number-columns-repeated="77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bool</text:p>
          </table:table-cell>
          <table:table-cell table:style-name="ce11" office:value-type="string">
            <text:p>(</text:p>
          </table:table-cell>
          <table:table-cell office:value-type="string">
            <text:p>ComUtility::Initialize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bool</text:p>
          </table:table-cell>
          <table:table-cell table:style-name="ce11" office:value-type="string">
            <text:p>(</text:p>
          </table:table-cell>
          <table:table-cell office:value-type="string">
            <text:p>ComUtility::ConvertBoolean(</text:p>
          </table:table-cell>
          <table:table-cell office:value-type="string">
            <text:p>VARIANT_BOOL</text:p>
          </table:table-cell>
          <table:table-cell office:value-type="string">
            <text:p>vBool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VARIANT_BOOL</text:p>
          </table:table-cell>
          <table:table-cell table:style-name="ce11" office:value-type="string">
            <text:p>(</text:p>
          </table:table-cell>
          <table:table-cell office:value-type="string">
            <text:p>ComUtility::ConvertBoolean(</text:p>
          </table:table-cell>
          <table:table-cell office:value-type="string">
            <text:p>bool</text:p>
          </table:table-cell>
          <table:table-cell office:value-type="string">
            <text:p>cBool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 table:number-columns-repeated="2"/>
          <table:table-cell table:number-columns-repeated="2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void</text:p>
          </table:table-cell>
          <table:table-cell table:style-name="ce11" office:value-type="string">
            <text:p>(</text:p>
          </table:table-cell>
          <table:table-cell office:value-type="string">
            <text:p>ComUtility::Cleanup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bool</text:p>
          </table:table-cell>
          <table:table-cell table:style-name="ce11" office:value-type="string">
            <text:p>(</text:p>
          </table:table-cell>
          <table:table-cell office:value-type="string">
            <text:p>mn::TestClass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NetAddress&amp;</text:p>
          </table:table-cell>
          <table:table-cell table:style-name="ce11" office:value-type="string">
            <text:p>(</text:p>
          </table:table-cell>
          <table:table-cell office:value-type="string">
            <text:p>mn::DNS_A(</text:p>
          </table:table-cell>
          <table:table-cell office:value-type="string">
            <text:p>const$char*</text:p>
          </table:table-cell>
          <table:table-cell office:value-type="string">
            <text:p>hostNam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NetAddress&amp;</text:p>
          </table:table-cell>
          <table:table-cell table:style-name="ce11" office:value-type="string">
            <text:p>(</text:p>
          </table:table-cell>
          <table:table-cell office:value-type="string">
            <text:p>mn::GetLocalInterface(</text:p>
          </table:table-cell>
          <table:table-cell office:value-type="string">
            <text:p>size_t</text:p>
          </table:table-cell>
          <table:table-cell office:value-type="string">
            <text:p>num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har</text:p>
          </table:table-cell>
          <table:table-cell table:style-name="ce11" office:value-type="string">
            <text:p>(</text:p>
          </table:table-cell>
          <table:table-cell office:value-type="string">
            <text:p>mn::GetByt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har*</text:p>
          </table:table-cell>
          <table:table-cell table:style-name="ce11" office:value-type="string">
            <text:p>(</text:p>
          </table:table-cell>
          <table:table-cell office:value-type="string">
            <text:p>mn::GetStringC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length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nullTerminated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Version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LocalInterfaceStr(</text:p>
          </table:table-cell>
          <table:table-cell office:value-type="string">
            <text:p>size_t</text:p>
          </table:table-cell>
          <table:table-cell office:value-type="string">
            <text:p>num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HostName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ClientIP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ClientIP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ConnectIP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ConnectIP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LocalIP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LocalIP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ErrorOperation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ErrorCommand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ErrorFile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ErrorFull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ProfileLocalIPTC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GetProfileLocalIP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float</text:p>
          </table:table-cell>
          <table:table-cell table:style-name="ce11" office:value-type="string">
            <text:p>(</text:p>
          </table:table-cell>
          <table:table-cell office:value-type="string">
            <text:p>mn::GetFloa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Long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long</text:p>
          </table:table-cell>
          <table:table-cell office:value-type="string">
            <text:p>int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8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Byt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char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SignedByt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igned</text:p>
          </table:table-cell>
          <table:table-cell office:value-type="string">
            <text:p>char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8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LongDoubl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long</text:p>
          </table:table-cell>
          <table:table-cell office:value-type="string">
            <text:p>double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8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Short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hort</text:p>
          </table:table-cell>
          <table:table-cell office:value-type="string">
            <text:p>int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8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UnsignedLong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unsigned$long</text:p>
          </table:table-cell>
          <table:table-cell office:value-type="string">
            <text:p>int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8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UnsignedLongLong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unsigned$long</text:p>
          </table:table-cell>
          <table:table-cell office:value-type="string">
            <text:p>long</text:p>
          </table:table-cell>
          <table:table-cell office:value-type="string">
            <text:p>int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7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StringC_B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char*</text:p>
          </table:table-cell>
          <table:table-cell office:value-type="string">
            <text:p>des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length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nullTerminated</text:p>
          </table:table-cell>
          <table:table-cell office:value-type="string">
            <text:p>)</text:p>
          </table:table-cell>
          <table:table-cell table:number-columns-repeated="13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long double</text:p>
          </table:table-cell>
          <table:table-cell table:style-name="ce11" office:value-type="string">
            <text:p>(</text:p>
          </table:table-cell>
          <table:table-cell office:value-type="string">
            <text:p>mn::GetLongDoubl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8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long int</text:p>
          </table:table-cell>
          <table:table-cell table:style-name="ce11" office:value-type="string">
            <text:p>(</text:p>
          </table:table-cell>
          <table:table-cell office:value-type="string">
            <text:p>mn::GetLong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8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hort int</text:p>
          </table:table-cell>
          <table:table-cell table:style-name="ce11" office:value-type="string">
            <text:p>(</text:p>
          </table:table-cell>
          <table:table-cell office:value-type="string">
            <text:p>mn::GetShort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8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gned char</text:p>
          </table:table-cell>
          <table:table-cell table:style-name="ce11" office:value-type="string">
            <text:p>(</text:p>
          </table:table-cell>
          <table:table-cell office:value-type="string">
            <text:p>mn::GetSignedByt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8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long int</text:p>
          </table:table-cell>
          <table:table-cell table:style-name="ce11" office:value-type="string">
            <text:p>(</text:p>
          </table:table-cell>
          <table:table-cell office:value-type="string">
            <text:p>mn::GetUnsignedLong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8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long long int</text:p>
          </table:table-cell>
          <table:table-cell table:style-name="ce11" office:value-type="string">
            <text:p>(</text:p>
          </table:table-cell>
          <table:table-cell office:value-type="string">
            <text:p>mn::GetUnsignedLongLong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8"/>
          <table:table-cell table:style-name="ce21"/>
          <table:table-cell table:number-columns-repeated="4"/>
        </table:table-row>
        <table:table-row table:style-name="ro2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table:style-name="ce15" office:value-type="string">
            <text:p>NetUtility::ConnectionStatus </text:p>
          </table:table-cell>
          <table:table-cell table:style-name="ce11" office:value-type="string">
            <text:p>(</text:p>
          </table:table-cell>
          <table:table-cell office:value-type="string">
            <text:p>mn::Connec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connectIP_TCP</text:p>
          </table:table-cell>
          <table:table-cell office:value-type="string">
            <text:p>,</text:p>
          </table:table-cell>
          <table:table-cell office:value-type="string">
            <text:p>unsigned$short</text:p>
          </table:table-cell>
          <table:table-cell office:value-type="string">
            <text:p>connectPort_TCP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connectIP_UDP</text:p>
          </table:table-cell>
          <table:table-cell office:value-type="string">
            <text:p>,</text:p>
          </table:table-cell>
          <table:table-cell office:value-type="string">
            <text:p>unsigned$short</text:p>
          </table:table-cell>
          <table:table-cell office:value-type="string">
            <text:p>connectPort_UDP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timeoutMilliseconds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2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table:style-name="ce15" office:value-type="string">
            <text:p>NetUtility::ConnectionStatus </text:p>
          </table:table-cell>
          <table:table-cell table:style-name="ce11" office:value-type="string">
            <text:p>(</text:p>
          </table:table-cell>
          <table:table-cell office:value-type="string">
            <text:p>mn::ClientConnected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2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table:style-name="ce15" office:value-type="string">
            <text:p>NetUtility::ConnectionStatus </text:p>
          </table:table-cell>
          <table:table-cell table:style-name="ce11" office:value-type="string">
            <text:p>(</text:p>
          </table:table-cell>
          <table:table-cell office:value-type="string">
            <text:p>mn::PollConnec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__int64</text:p>
          </table:table-cell>
          <table:table-cell table:style-name="ce11" office:value-type="string">
            <text:p>(</text:p>
          </table:table-cell>
          <table:table-cell office:value-type="string">
            <text:p>mn::CreatePacket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__int64</text:p>
          </table:table-cell>
          <table:table-cell table:style-name="ce11" office:value-type="string">
            <text:p>(</text:p>
          </table:table-cell>
          <table:table-cell office:value-type="string">
            <text:p>mn::CreatePacketFromPacket(</text:p>
          </table:table-cell>
          <table:table-cell office:value-type="string">
            <text:p>__int64</text:p>
          </table:table-cell>
          <table:table-cell office:value-type="string">
            <text:p>from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__int64</text:p>
          </table:table-cell>
          <table:table-cell table:style-name="ce11" office:value-type="string">
            <text:p>(</text:p>
          </table:table-cell>
          <table:table-cell office:value-type="string">
            <text:p>mn::CreatePacketFromString(</text:p>
          </table:table-cell>
          <table:table-cell office:value-type="string">
            <text:p>const$char*</text:p>
          </table:table-cell>
          <table:table-cell office:value-type="string">
            <text:p>str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__int64</text:p>
          </table:table-cell>
          <table:table-cell table:style-name="ce11" office:value-type="string">
            <text:p>(</text:p>
          </table:table-cell>
          <table:table-cell office:value-type="string">
            <text:p>mn::GetErrorCode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__int64</text:p>
          </table:table-cell>
          <table:table-cell table:style-name="ce11" office:value-type="string">
            <text:p>(</text:p>
          </table:table-cell>
          <table:table-cell office:value-type="string">
            <text:p>mn::GetProfileDecryptKey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__int64</text:p>
          </table:table-cell>
          <table:table-cell table:style-name="ce11" office:value-type="string">
            <text:p>(</text:p>
          </table:table-cell>
          <table:table-cell office:value-type="string">
            <text:p>mn::CreateInstanceProfile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__int64</text:p>
          </table:table-cell>
          <table:table-cell table:style-name="ce11" office:value-type="string">
            <text:p>(</text:p>
          </table:table-cell>
          <table:table-cell office:value-type="string">
            <text:p>mn::CreateInstanceProfileFrom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__int64</text:p>
          </table:table-cell>
          <table:table-cell table:style-name="ce11" office:value-type="string">
            <text:p>(</text:p>
          </table:table-cell>
          <table:table-cell office:value-type="string">
            <text:p>mn::AssignInstanceProfile(</text:p>
          </table:table-cell>
          <table:table-cell office:value-type="string">
            <text:p>__int64</text:p>
          </table:table-cell>
          <table:table-cell office:value-type="string">
            <text:p>dest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source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__int64</text:p>
          </table:table-cell>
          <table:table-cell table:style-name="ce11" office:value-type="string">
            <text:p>(</text:p>
          </table:table-cell>
          <table:table-cell office:value-type="string">
            <text:p>mn::CreateKey256(</text:p>
          </table:table-cell>
          <table:table-cell office:value-type="string">
            <text:p>__int64</text:p>
          </table:table-cell>
          <table:table-cell office:value-type="string">
            <text:p>key1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key2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key3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key4</text:p>
          </table:table-cell>
          <table:table-cell office:value-type="string">
            <text:p>)</text:p>
          </table:table-cell>
          <table:table-cell table:number-columns-repeated="13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__int64</text:p>
          </table:table-cell>
          <table:table-cell table:style-name="ce11" office:value-type="string">
            <text:p>(</text:p>
          </table:table-cell>
          <table:table-cell office:value-type="string">
            <text:p>mn::CreateKey192(</text:p>
          </table:table-cell>
          <table:table-cell office:value-type="string">
            <text:p>__int64</text:p>
          </table:table-cell>
          <table:table-cell office:value-type="string">
            <text:p>key1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key2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key3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__int64</text:p>
          </table:table-cell>
          <table:table-cell table:style-name="ce11" office:value-type="string">
            <text:p>(</text:p>
          </table:table-cell>
          <table:table-cell office:value-type="string">
            <text:p>mn::CreateKey128(</text:p>
          </table:table-cell>
          <table:table-cell office:value-type="string">
            <text:p>__int64</text:p>
          </table:table-cell>
          <table:table-cell office:value-type="string">
            <text:p>key1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key2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bool</text:p>
          </table:table-cell>
          <table:table-cell table:style-name="ce11" office:value-type="string">
            <text:p>(</text:p>
          </table:table-cell>
          <table:table-cell office:value-type="string">
            <text:p>mn::GetConnecting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bool</text:p>
          </table:table-cell>
          <table:table-cell table:style-name="ce11" office:value-type="string">
            <text:p>(</text:p>
          </table:table-cell>
          <table:table-cell office:value-type="string">
            <text:p>mn::GetErrorFlag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::DNS_B(</text:p>
          </table:table-cell>
          <table:table-cell office:value-type="string">
            <text:p>const$char*</text:p>
          </table:table-cell>
          <table:table-cell office:value-type="string">
            <text:p>hostNam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double</text:p>
          </table:table-cell>
          <table:table-cell table:style-name="ce11" office:value-type="string">
            <text:p>(</text:p>
          </table:table-cell>
          <table:table-cell office:value-type="string">
            <text:p>mn::GetPercent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double</text:p>
          </table:table-cell>
          <table:table-cell table:style-name="ce11" office:value-type="string">
            <text:p>(</text:p>
          </table:table-cell>
          <table:table-cell office:value-type="string">
            <text:p>mn::GetDoubl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tart(</text:p>
          </table:table-cell>
          <table:table-cell office:value-type="string">
            <text:p>size_t</text:p>
          </table:table-cell>
          <table:table-cell office:value-type="string">
            <text:p>numInstances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numThreads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Finish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tartServer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maxClients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tartBroadcas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connectAddressIP</text:p>
          </table:table-cell>
          <table:table-cell office:value-type="string">
            <text:p>,</text:p>
          </table:table-cell>
          <table:table-cell office:value-type="string">
            <text:p>unsigned$short</text:p>
          </table:table-cell>
          <table:table-cell office:value-type="string">
            <text:p>connectAddressPort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sendEnable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recvEnabled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7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DisconnectClien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ServerTimeou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timeoutMilliseconds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hutdownClien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FlushRecv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FlushRecv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ChangeBufferSize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newSize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AutoResize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autoResize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topConnec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Enabled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HandshakeEnabled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GracefulDisconnectEnabled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ostfix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NagleEnabled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AutoResize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nd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keep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ndTo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addrIP</text:p>
          </table:table-cell>
          <table:table-cell office:value-type="string">
            <text:p>,</text:p>
          </table:table-cell>
          <table:table-cell office:value-type="string">
            <text:p>unsigned$short</text:p>
          </table:table-cell>
          <table:table-cell office:value-type="string">
            <text:p>addrPort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keep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7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nd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keep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ndAll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keep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ExcludeID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ndAll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keep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ExcludeID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Unsigned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unsigned$int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int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LongLong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table:number-columns-repeated="2" office:value-type="string">
            <text:p>long</text:p>
          </table:table-cell>
          <table:table-cell office:value-type="string">
            <text:p>int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7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Floa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float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UnsignedByt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unsigned$char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Doubl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double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UnsignedShort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unsigned$short</text:p>
          </table:table-cell>
          <table:table-cell office:value-type="string">
            <text:p>int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8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Size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ad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StringC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source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length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prefix</text:p>
          </table:table-cell>
          <table:table-cell office:value-type="string">
            <text:p>)</text:p>
          </table:table-cell>
          <table:table-cell table:number-columns-repeated="13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ClearPacke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ddPacket(</text:p>
          </table:table-cell>
          <table:table-cell office:value-type="string">
            <text:p>__int64</text:p>
          </table:table-cell>
          <table:table-cell office:value-type="string">
            <text:p>dest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source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ssignPacket(</text:p>
          </table:table-cell>
          <table:table-cell office:value-type="string">
            <text:p>__int64</text:p>
          </table:table-cell>
          <table:table-cell office:value-type="string">
            <text:p>dest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source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ComparePacket(</text:p>
          </table:table-cell>
          <table:table-cell office:value-type="string">
            <text:p>__int64</text:p>
          </table:table-cell>
          <table:table-cell office:value-type="string">
            <text:p>packet1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packet2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DeletePacke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MemorySiz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size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UsedSiz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size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Cursor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ursor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Eras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startPos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amount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Inser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amoun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ComparePacketString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str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ChangeMemorySiz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size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AssignPacketString(</text:p>
          </table:table-cell>
          <table:table-cell office:value-type="string">
            <text:p>__int64</text:p>
          </table:table-cell>
          <table:table-cell office:value-type="string">
            <text:p>destination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from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Encryp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key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Decryp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key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LastEncryptionOperationFinished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BufferSizes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recvSizeTCP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recvSizeUDP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Enabled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ption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AutoResizeTC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autoResize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HandshakeEnabled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ption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ModeTC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char</text:p>
          </table:table-cell>
          <table:table-cell office:value-type="string">
            <text:p>modeTCP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GracefulDisconnectEnabled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ption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SendTimeout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unsigned$int</text:p>
          </table:table-cell>
          <table:table-cell office:value-type="string">
            <text:p>timeoutMilliseconds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PostfixTC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NagleEnabledTC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ption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LocalTC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IP</text:p>
          </table:table-cell>
          <table:table-cell office:value-type="string">
            <text:p>,</text:p>
          </table:table-cell>
          <table:table-cell office:value-type="string">
            <text:p>unsigned$short</text:p>
          </table:table-cell>
          <table:table-cell office:value-type="string">
            <text:p>port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Local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IP</text:p>
          </table:table-cell>
          <table:table-cell office:value-type="string">
            <text:p>,</text:p>
          </table:table-cell>
          <table:table-cell office:value-type="string">
            <text:p>unsigned$short</text:p>
          </table:table-cell>
          <table:table-cell office:value-type="string">
            <text:p>port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Local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IP_TCP</text:p>
          </table:table-cell>
          <table:table-cell office:value-type="string">
            <text:p>,</text:p>
          </table:table-cell>
          <table:table-cell office:value-type="string">
            <text:p>unsigned$short</text:p>
          </table:table-cell>
          <table:table-cell office:value-type="string">
            <text:p>portTCP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IP_UDP</text:p>
          </table:table-cell>
          <table:table-cell office:value-type="string">
            <text:p>,</text:p>
          </table:table-cell>
          <table:table-cell office:value-type="string">
            <text:p>unsigned$short</text:p>
          </table:table-cell>
          <table:table-cell office:value-type="string">
            <text:p>portUDP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DecryptKey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key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ServerTimeout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timeoutMilliseconds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Mode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char</text:p>
          </table:table-cell>
          <table:table-cell office:value-type="string">
            <text:p>modeUDP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Reusable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ption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NumOperations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numOperations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rofileEnabled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rofileDecryptKeyLoaded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rofileHandshakeEnabled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rofileAutoResizeTC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rofileGracefulDisconnectEnabled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rofileNagleEnabledTC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rofilePostfixTC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destination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rofileReusable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DeleteInstanceProfile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CompareInstanceProfile(</text:p>
          </table:table-cell>
          <table:table-cell office:value-type="string">
            <text:p>__int64</text:p>
          </table:table-cell>
          <table:table-cell office:value-type="string">
            <text:p>profile1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profile2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ToggleErrorMode(</text:p>
          </table:table-cell>
          <table:table-cell office:value-type="string">
            <text:p>int</text:p>
          </table:table-cell>
          <table:table-cell office:value-type="string">
            <text:p>errorMod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ErrorMode(</text:p>
          </table:table-cell>
          <table:table-cell office:value-type="string">
            <text:p>int</text:p>
          </table:table-cell>
          <table:table-cell office:value-type="string">
            <text:p>errorMode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enable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ErrorMode(</text:p>
          </table:table-cell>
          <table:table-cell office:value-type="string">
            <text:p>int</text:p>
          </table:table-cell>
          <table:table-cell office:value-type="string">
            <text:p>errorMod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DeleteKey(</text:p>
          </table:table-cell>
          <table:table-cell office:value-type="string">
            <text:p>__int64</text:p>
          </table:table-cell>
          <table:table-cell office:value-type="string">
            <text:p>Key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long long int</text:p>
          </table:table-cell>
          <table:table-cell table:style-name="ce11" office:value-type="string">
            <text:p>(</text:p>
          </table:table-cell>
          <table:table-cell office:value-type="string">
            <text:p>mn::GetLongLong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8"/>
          <table:table-cell table:style-name="ce21"/>
          <table:table-cell table:number-columns-repeated="4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Instance::Type</text:p>
          </table:table-cell>
          <table:table-cell table:style-name="ce11" office:value-type="string">
            <text:p>(</text:p>
          </table:table-cell>
          <table:table-cell office:value-type="string">
            <text:p>mn::GetState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Mode::ProtocolMode</text:p>
          </table:table-cell>
          <table:table-cell table:style-name="ce11" office:value-type="string">
            <text:p>(</text:p>
          </table:table-cell>
          <table:table-cell office:value-type="string">
            <text:p>mn::GetMode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Mode::ProtocolMode</text:p>
          </table:table-cell>
          <table:table-cell table:style-name="ce11" office:value-type="string">
            <text:p>(</text:p>
          </table:table-cell>
          <table:table-cell office:value-type="string">
            <text:p>mn::GetMode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Mode::ProtocolMode</text:p>
          </table:table-cell>
          <table:table-cell table:style-name="ce11" office:value-type="string">
            <text:p>(</text:p>
          </table:table-cell>
          <table:table-cell office:value-type="string">
            <text:p>mn::GetProfileModeTC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Mode::ProtocolMode</text:p>
          </table:table-cell>
          <table:table-cell table:style-name="ce11" office:value-type="string">
            <text:p>(</text:p>
          </table:table-cell>
          <table:table-cell office:value-type="string">
            <text:p>mn::GetProfileMode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LocalInterfaceAmount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ServerTimeou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ClientJoined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ClientLef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ClientFrom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ClientID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MaxClients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MaxOperations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RecvSize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Threads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NumInstances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RecvSize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Bytes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StoreAmount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StoreAmount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Recv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destination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Recv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destination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operationID</text:p>
          </table:table-cell>
          <table:table-cell office:value-type="string">
            <text:p>)</text:p>
          </table:table-cell>
          <table:table-cell table:number-columns-repeated="13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PacketRemainder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Size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Ag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Operation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Instanc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MemorySiz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UsedSiz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Cursor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StringSiz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ProfileBufferSizeTC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ProfileBufferSize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ProfileSendTimeout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ProfileServerTimeout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ProfileNumOperations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LogicalCPU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__int64</text:p>
          </table:table-cell>
          <table:table-cell table:style-name="ce11" office:value-type="string">
            <text:p>(</text:p>
          </table:table-cell>
          <table:table-cell office:value-type="string">
            <text:p>mn::GetErrorLine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char</text:p>
          </table:table-cell>
          <table:table-cell table:style-name="ce11" office:value-type="string">
            <text:p>(</text:p>
          </table:table-cell>
          <table:table-cell office:value-type="string">
            <text:p>mn::GetUnsignedByte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int</text:p>
          </table:table-cell>
          <table:table-cell table:style-name="ce11" office:value-type="string">
            <text:p>(</text:p>
          </table:table-cell>
          <table:table-cell office:value-type="string">
            <text:p>mn::GetSendTimeou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int</text:p>
          </table:table-cell>
          <table:table-cell table:style-name="ce11" office:value-type="string">
            <text:p>(</text:p>
          </table:table-cell>
          <table:table-cell office:value-type="string">
            <text:p>mn::GetUnsigned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</text:p>
          </table:table-cell>
          <table:table-cell table:style-name="ce11" office:value-type="string">
            <text:p>(</text:p>
          </table:table-cell>
          <table:table-cell office:value-type="string">
            <text:p>mn::GetClientPort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</text:p>
          </table:table-cell>
          <table:table-cell table:style-name="ce11" office:value-type="string">
            <text:p>(</text:p>
          </table:table-cell>
          <table:table-cell office:value-type="string">
            <text:p>mn::GetClientPort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</text:p>
          </table:table-cell>
          <table:table-cell table:style-name="ce11" office:value-type="string">
            <text:p>(</text:p>
          </table:table-cell>
          <table:table-cell office:value-type="string">
            <text:p>mn::GetConnectPort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</text:p>
          </table:table-cell>
          <table:table-cell table:style-name="ce11" office:value-type="string">
            <text:p>(</text:p>
          </table:table-cell>
          <table:table-cell office:value-type="string">
            <text:p>mn::GetConnectPort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</text:p>
          </table:table-cell>
          <table:table-cell table:style-name="ce11" office:value-type="string">
            <text:p>(</text:p>
          </table:table-cell>
          <table:table-cell office:value-type="string">
            <text:p>mn::GetLocalPort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</text:p>
          </table:table-cell>
          <table:table-cell table:style-name="ce11" office:value-type="string">
            <text:p>(</text:p>
          </table:table-cell>
          <table:table-cell office:value-type="string">
            <text:p>mn::GetLocalPort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</text:p>
          </table:table-cell>
          <table:table-cell table:style-name="ce11" office:value-type="string">
            <text:p>(</text:p>
          </table:table-cell>
          <table:table-cell office:value-type="string">
            <text:p>mn::GetProfileLocalPortTC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</text:p>
          </table:table-cell>
          <table:table-cell table:style-name="ce11" office:value-type="string">
            <text:p>(</text:p>
          </table:table-cell>
          <table:table-cell office:value-type="string">
            <text:p>mn::GetProfileLocalPortUDP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 int</text:p>
          </table:table-cell>
          <table:table-cell table:style-name="ce11" office:value-type="string">
            <text:p>(</text:p>
          </table:table-cell>
          <table:table-cell office:value-type="string">
            <text:p>mn::GetUnsignedShortInt(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8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void</text:p>
          </table:table-cell>
          <table:table-cell table:style-name="ce11" office:value-type="string">
            <text:p>(</text:p>
          </table:table-cell>
          <table:table-cell office:value-type="string">
            <text:p>mn::SetErrorFlag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void</text:p>
          </table:table-cell>
          <table:table-cell table:style-name="ce11" office:value-type="string">
            <text:p>(</text:p>
          </table:table-cell>
          <table:table-cell office:value-type="string">
            <text:p>mn::ClearErrorFlag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tartServer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maxClients</text:p>
          </table:table-cell>
          <table:table-cell office:value-type="string">
            <text:p>,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tartBroadcas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const$NetAddress&amp;</text:p>
          </table:table-cell>
          <table:table-cell office:value-type="string">
            <text:p>connectAddress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sendEnable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recvEnabled</text:p>
          </table:table-cell>
          <table:table-cell office:value-type="string">
            <text:p>,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ostfix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Packet&amp;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ndAll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Packet&amp;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keep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ExcludeID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ndAll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Packet&amp;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keep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ExcludeID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ModeUDP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NetMode::ProtocolMode</text:p>
          </table:table-cell>
          <table:table-cell office:value-type="string">
            <text:p>modeUDP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BufferSizes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recvSizeTCP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recvSizeUDP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EnabledUDP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ption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AutoResizeTCP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autoResize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HandshakeEnabled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ption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ModeTCP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NetMode::ProtocolMode</text:p>
          </table:table-cell>
          <table:table-cell office:value-type="string">
            <text:p>modeTCP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GracefulDisconnectEnabled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ption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SendTimeout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unsigned$int</text:p>
          </table:table-cell>
          <table:table-cell office:value-type="string">
            <text:p>timeoutMilliseconds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PostfixTCP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const$Packet&amp;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NagleEnabledTCP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ption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LocalTCP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const$NetAddress&amp;</text:p>
          </table:table-cell>
          <table:table-cell office:value-type="string">
            <text:p>addressTCP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LocalUDP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const$NetAddress&amp;</text:p>
          </table:table-cell>
          <table:table-cell office:value-type="string">
            <text:p>addressUDP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Local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const$NetAddress&amp;</text:p>
          </table:table-cell>
          <table:table-cell office:value-type="string">
            <text:p>addressTCP</text:p>
          </table:table-cell>
          <table:table-cell office:value-type="string">
            <text:p>,</text:p>
          </table:table-cell>
          <table:table-cell office:value-type="string">
            <text:p>const$NetAddress&amp;</text:p>
          </table:table-cell>
          <table:table-cell office:value-type="string">
            <text:p>addressUDP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ProfileServerTimeout(</text:p>
          </table:table-cell>
          <table:table-cell office:value-type="string">
            <text:p>NetInstanceProfile&amp;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timeoutMilliseconds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rofileEnabledUDP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rofileAutoResizeTCP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rofileHandshakeEnabled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rofileGracefulDisconnectEnabled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ProfileNagleEnabledTCP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ToggleErrorMode(</text:p>
          </table:table-cell>
          <table:table-cell office:value-type="string">
            <text:p>ErrorReport::ErrorMode</text:p>
          </table:table-cell>
          <table:table-cell office:value-type="string">
            <text:p>errorMod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SetErrorMode(</text:p>
          </table:table-cell>
          <table:table-cell office:value-type="string">
            <text:p>ErrorReport::ErrorMode</text:p>
          </table:table-cell>
          <table:table-cell office:value-type="string">
            <text:p>errorMode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enable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::GetErrorMode(</text:p>
          </table:table-cell>
          <table:table-cell office:value-type="string">
            <text:p>ErrorReport::ErrorMode</text:p>
          </table:table-cell>
          <table:table-cell office:value-type="string">
            <text:p>errorMod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Address</text:p>
          </table:table-cell>
          <table:table-cell table:style-name="ce11" office:value-type="string">
            <text:p>(</text:p>
          </table:table-cell>
          <table:table-cell office:value-type="string">
            <text:p>mn::GetClientAddress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Address</text:p>
          </table:table-cell>
          <table:table-cell table:style-name="ce11" office:value-type="string">
            <text:p>(</text:p>
          </table:table-cell>
          <table:table-cell office:value-type="string">
            <text:p>mn::GetClientAddress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Address</text:p>
          </table:table-cell>
          <table:table-cell table:style-name="ce11" office:value-type="string">
            <text:p>(</text:p>
          </table:table-cell>
          <table:table-cell office:value-type="string">
            <text:p>mn::GetConnectAddress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Address</text:p>
          </table:table-cell>
          <table:table-cell table:style-name="ce11" office:value-type="string">
            <text:p>(</text:p>
          </table:table-cell>
          <table:table-cell office:value-type="string">
            <text:p>mn::GetConnectAddress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Address</text:p>
          </table:table-cell>
          <table:table-cell table:style-name="ce11" office:value-type="string">
            <text:p>(</text:p>
          </table:table-cell>
          <table:table-cell office:value-type="string">
            <text:p>mn::GetLocalAddress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Address</text:p>
          </table:table-cell>
          <table:table-cell table:style-name="ce11" office:value-type="string">
            <text:p>(</text:p>
          </table:table-cell>
          <table:table-cell office:value-type="string">
            <text:p>mn::GetLocalAddress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Address</text:p>
          </table:table-cell>
          <table:table-cell table:style-name="ce11" office:value-type="string">
            <text:p>(</text:p>
          </table:table-cell>
          <table:table-cell office:value-type="string">
            <text:p>mn::GetProfileLocalAddressTCP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Address</text:p>
          </table:table-cell>
          <table:table-cell table:style-name="ce11" office:value-type="string">
            <text:p>(</text:p>
          </table:table-cell>
          <table:table-cell office:value-type="string">
            <text:p>mn::GetProfileLocalAddressUDP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Mode::ProtocolMode</text:p>
          </table:table-cell>
          <table:table-cell table:style-name="ce11" office:value-type="string">
            <text:p>(</text:p>
          </table:table-cell>
          <table:table-cell office:value-type="string">
            <text:p>mn::GetProfileModeUDP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Mode::ProtocolMode</text:p>
          </table:table-cell>
          <table:table-cell table:style-name="ce11" office:value-type="string">
            <text:p>(</text:p>
          </table:table-cell>
          <table:table-cell office:value-type="string">
            <text:p>mn::GetProfileModeTCP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Socket::RecvFunc</text:p>
          </table:table-cell>
          <table:table-cell table:style-name="ce11" office:value-type="string">
            <text:p>(</text:p>
          </table:table-cell>
          <table:table-cell office:value-type="string">
            <text:p>mn::GetProfileFunctionTCP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Socket::RecvFunc</text:p>
          </table:table-cell>
          <table:table-cell table:style-name="ce11" office:value-type="string">
            <text:p>(</text:p>
          </table:table-cell>
          <table:table-cell office:value-type="string">
            <text:p>mn::GetProfileFunctionUDP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Utility::ConnectionStatus</text:p>
          </table:table-cell>
          <table:table-cell table:style-name="ce11" office:value-type="string">
            <text:p>(</text:p>
          </table:table-cell>
          <table:table-cell office:value-type="string">
            <text:p>mn::Connec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const$NetAddress*</text:p>
          </table:table-cell>
          <table:table-cell office:value-type="string">
            <text:p>connectAddrTCP</text:p>
          </table:table-cell>
          <table:table-cell office:value-type="string">
            <text:p>,</text:p>
          </table:table-cell>
          <table:table-cell office:value-type="string">
            <text:p>const$NetAddress*</text:p>
          </table:table-cell>
          <table:table-cell office:value-type="string">
            <text:p>connectAddrUDP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timeoutMilliseconds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,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7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Utility::SendStatus</text:p>
          </table:table-cell>
          <table:table-cell table:style-name="ce11" office:value-type="string">
            <text:p>(</text:p>
          </table:table-cell>
          <table:table-cell office:value-type="string">
            <text:p>mn::Send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Packet&amp;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keep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Utility::SendStatus</text:p>
          </table:table-cell>
          <table:table-cell table:style-name="ce11" office:value-type="string">
            <text:p>(</text:p>
          </table:table-cell>
          <table:table-cell office:value-type="string">
            <text:p>mn::SendTo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Packet&amp;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const$NetAddress&amp;</text:p>
          </table:table-cell>
          <table:table-cell office:value-type="string">
            <text:p>address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keep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NetUtility::SendStatus</text:p>
          </table:table-cell>
          <table:table-cell table:style-name="ce11" office:value-type="string">
            <text:p>(</text:p>
          </table:table-cell>
          <table:table-cell office:value-type="string">
            <text:p>mn::Send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Packet&amp;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keep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Packet</text:p>
          </table:table-cell>
          <table:table-cell table:style-name="ce11" office:value-type="string">
            <text:p>(</text:p>
          </table:table-cell>
          <table:table-cell office:value-type="string">
            <text:p>mn::GetProfilePostfixTCP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RecvTC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Packet&amp;</text:p>
          </table:table-cell>
          <table:table-cell office:value-type="string">
            <text:p>destination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RecvUD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Packet&amp;</text:p>
          </table:table-cell>
          <table:table-cell office:value-type="string">
            <text:p>destinationPacket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client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operationID</text:p>
          </table:table-cell>
          <table:table-cell office:value-type="string">
            <text:p>)</text:p>
          </table:table-cell>
          <table:table-cell table:number-columns-repeated="13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ProfileServerTimeout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ProfileBufferSizeTCP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ProfileBufferSizeUDP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::GetProfileSendTimeout(</text:p>
          </table:table-cell>
          <table:table-cell office:value-type="string">
            <text:p>const$NetInstanceProfile&amp;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NAT::GetPortMapExternalIP(</text:p>
          </table:table-cell>
          <table:table-cell office:value-type="string">
            <text:p>size_t</text:p>
          </table:table-cell>
          <table:table-cell office:value-type="string">
            <text:p>portMap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NAT::GetPortMapProtocol(</text:p>
          </table:table-cell>
          <table:table-cell office:value-type="string">
            <text:p>size_t</text:p>
          </table:table-cell>
          <table:table-cell office:value-type="string">
            <text:p>portMap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NAT::GetPortMapInternalIP(</text:p>
          </table:table-cell>
          <table:table-cell office:value-type="string">
            <text:p>size_t</text:p>
          </table:table-cell>
          <table:table-cell office:value-type="string">
            <text:p>portMap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onst$char*</text:p>
          </table:table-cell>
          <table:table-cell table:style-name="ce11" office:value-type="string">
            <text:p>(</text:p>
          </table:table-cell>
          <table:table-cell office:value-type="string">
            <text:p>mnNAT::GetPortMapDescription(</text:p>
          </table:table-cell>
          <table:table-cell office:value-type="string">
            <text:p>size_t</text:p>
          </table:table-cell>
          <table:table-cell office:value-type="string">
            <text:p>portMap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StartNAT(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FinishNAT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UpdateNAT(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AddPortMap(</text:p>
          </table:table-cell>
          <table:table-cell office:value-type="string">
            <text:p>const$char*</text:p>
          </table:table-cell>
          <table:table-cell office:value-type="string">
            <text:p>protocol</text:p>
          </table:table-cell>
          <table:table-cell office:value-type="string">
            <text:p>,</text:p>
          </table:table-cell>
          <table:table-cell office:value-type="string">
            <text:p>long</text:p>
          </table:table-cell>
          <table:table-cell office:value-type="string">
            <text:p>externalPort</text:p>
          </table:table-cell>
          <table:table-cell office:value-type="string">
            <text:p>,</text:p>
          </table:table-cell>
          <table:table-cell office:value-type="string">
            <text:p>long</text:p>
          </table:table-cell>
          <table:table-cell office:value-type="string">
            <text:p>internalPort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internalIP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enabled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description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EnablePortMap(</text:p>
          </table:table-cell>
          <table:table-cell office:value-type="string">
            <text:p>size_t</text:p>
          </table:table-cell>
          <table:table-cell office:value-type="string">
            <text:p>portMap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DisablePortMap(</text:p>
          </table:table-cell>
          <table:table-cell office:value-type="string">
            <text:p>size_t</text:p>
          </table:table-cell>
          <table:table-cell office:value-type="string">
            <text:p>portMap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SetPortMapInternalIP(</text:p>
          </table:table-cell>
          <table:table-cell office:value-type="string">
            <text:p>size_t</text:p>
          </table:table-cell>
          <table:table-cell office:value-type="string">
            <text:p>portMapID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internalIP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SetPortMapInternalPort(</text:p>
          </table:table-cell>
          <table:table-cell office:value-type="string">
            <text:p>size_t</text:p>
          </table:table-cell>
          <table:table-cell office:value-type="string">
            <text:p>portMapID</text:p>
          </table:table-cell>
          <table:table-cell office:value-type="string">
            <text:p>,</text:p>
          </table:table-cell>
          <table:table-cell office:value-type="string">
            <text:p>long</text:p>
          </table:table-cell>
          <table:table-cell office:value-type="string">
            <text:p>internalPort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SetPortMapDescription(</text:p>
          </table:table-cell>
          <table:table-cell office:value-type="string">
            <text:p>size_t</text:p>
          </table:table-cell>
          <table:table-cell office:value-type="string">
            <text:p>portMapID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description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GetPortMapEnabled(</text:p>
          </table:table-cell>
          <table:table-cell office:value-type="string">
            <text:p>size_t</text:p>
          </table:table-cell>
          <table:table-cell office:value-type="string">
            <text:p>portMap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DeletePortMapA(</text:p>
          </table:table-cell>
          <table:table-cell office:value-type="string">
            <text:p>size_t</text:p>
          </table:table-cell>
          <table:table-cell office:value-type="string">
            <text:p>portMap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DeletePortMapB(</text:p>
          </table:table-cell>
          <table:table-cell office:value-type="string">
            <text:p>const$char*</text:p>
          </table:table-cell>
          <table:table-cell office:value-type="string">
            <text:p>protocol</text:p>
          </table:table-cell>
          <table:table-cell office:value-type="string">
            <text:p>,</text:p>
          </table:table-cell>
          <table:table-cell office:value-type="string">
            <text:p>long</text:p>
          </table:table-cell>
          <table:table-cell office:value-type="string">
            <text:p>externalPort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PortMapExist(</text:p>
          </table:table-cell>
          <table:table-cell office:value-type="string">
            <text:p>const$char*</text:p>
          </table:table-cell>
          <table:table-cell office:value-type="string">
            <text:p>protocol</text:p>
          </table:table-cell>
          <table:table-cell office:value-type="string">
            <text:p>,</text:p>
          </table:table-cell>
          <table:table-cell office:value-type="string">
            <text:p>long</text:p>
          </table:table-cell>
          <table:table-cell office:value-type="string">
            <text:p>externalPor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WaitUntilLastActionFinished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NAT::PollNAT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long</text:p>
          </table:table-cell>
          <table:table-cell table:style-name="ce11" office:value-type="string">
            <text:p>(</text:p>
          </table:table-cell>
          <table:table-cell office:value-type="string">
            <text:p>mnNAT::GetPortMapExternalPort(</text:p>
          </table:table-cell>
          <table:table-cell office:value-type="string">
            <text:p>size_t</text:p>
          </table:table-cell>
          <table:table-cell office:value-type="string">
            <text:p>portMap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long</text:p>
          </table:table-cell>
          <table:table-cell table:style-name="ce11" office:value-type="string">
            <text:p>(</text:p>
          </table:table-cell>
          <table:table-cell office:value-type="string">
            <text:p>mnNAT::GetPortMapInternalPort(</text:p>
          </table:table-cell>
          <table:table-cell office:value-type="string">
            <text:p>size_t</text:p>
          </table:table-cell>
          <table:table-cell office:value-type="string">
            <text:p>portMap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NAT::GetPortMapAmount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NAT::FindPortMap(</text:p>
          </table:table-cell>
          <table:table-cell office:value-type="string">
            <text:p>const$char*</text:p>
          </table:table-cell>
          <table:table-cell office:value-type="string">
            <text:p>protocol</text:p>
          </table:table-cell>
          <table:table-cell office:value-type="string">
            <text:p>,</text:p>
          </table:table-cell>
          <table:table-cell office:value-type="string">
            <text:p>long</text:p>
          </table:table-cell>
          <table:table-cell office:value-type="string">
            <text:p>externalPor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void</text:p>
          </table:table-cell>
          <table:table-cell table:style-name="ce11" office:value-type="string">
            <text:p>(</text:p>
          </table:table-cell>
          <table:table-cell office:value-type="string">
            <text:p>mnNAT::_Block(</text:p>
          </table:table-cell>
          <table:table-cell office:value-type="string">
            <text:p>bool</text:p>
          </table:table-cell>
          <table:table-cell office:value-type="string">
            <text:p>block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void</text:p>
          </table:table-cell>
          <table:table-cell table:style-name="ce11" office:value-type="string">
            <text:p>(</text:p>
          </table:table-cell>
          <table:table-cell office:value-type="string">
            <text:p>mnNAT::_DealWithError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har*</text:p>
          </table:table-cell>
          <table:table-cell table:style-name="ce11" office:value-type="string">
            <text:p>(</text:p>
          </table:table-cell>
          <table:table-cell office:value-type="string">
            <text:p>mnSound::GetDeviceName(</text:p>
          </table:table-cell>
          <table:table-cell office:value-type="string">
            <text:p>unsigned$int</text:p>
          </table:table-cell>
          <table:table-cell office:value-type="string">
            <text:p>device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utpu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__int64</text:p>
          </table:table-cell>
          <table:table-cell table:style-name="ce11" office:value-type="string">
            <text:p>(</text:p>
          </table:table-cell>
          <table:table-cell office:value-type="string">
            <text:p>mnSound::CreateSoundProfile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double</text:p>
          </table:table-cell>
          <table:table-cell table:style-name="ce11" office:value-type="string">
            <text:p>(</text:p>
          </table:table-cell>
          <table:table-cell office:value-type="string">
            <text:p>mnSound::GetHardwarePlaybackRate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double</text:p>
          </table:table-cell>
          <table:table-cell table:style-name="ce11" office:value-type="string">
            <text:p>(</text:p>
          </table:table-cell>
          <table:table-cell office:value-type="string">
            <text:p>mnSound::GetHardwarePitch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DWORD</text:p>
          </table:table-cell>
          <table:table-cell table:style-name="ce11" office:value-type="string">
            <text:p>(</text:p>
          </table:table-cell>
          <table:table-cell office:value-type="string">
            <text:p>mnSound::GetSoundProfileSamplesPerSecond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DWORD</text:p>
          </table:table-cell>
          <table:table-cell table:style-name="ce11" office:value-type="string">
            <text:p>(</text:p>
          </table:table-cell>
          <table:table-cell office:value-type="string">
            <text:p>mnSound::GetOutputSamplesPerSec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DWORD</text:p>
          </table:table-cell>
          <table:table-cell table:style-name="ce11" office:value-type="string">
            <text:p>(</text:p>
          </table:table-cell>
          <table:table-cell office:value-type="string">
            <text:p>mnSound::GetInputSamplesPerSec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GetDeviceFormatSupport(</text:p>
          </table:table-cell>
          <table:table-cell office:value-type="string">
            <text:p>unsigned$int</text:p>
          </table:table-cell>
          <table:table-cell office:value-type="string">
            <text:p>device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utput</text:p>
          </table:table-cell>
          <table:table-cell office:value-type="string">
            <text:p>,</text:p>
          </table:table-cell>
          <table:table-cell office:value-type="string">
            <text:p>DWORD</text:p>
          </table:table-cell>
          <table:table-cell office:value-type="string">
            <text:p>khz</text:p>
          </table:table-cell>
          <table:table-cell office:value-type="string">
            <text:p>,</text:p>
          </table:table-cell>
          <table:table-cell office:value-type="string">
            <text:p>WORD</text:p>
          </table:table-cell>
          <table:table-cell office:value-type="string">
            <text:p>bits</text:p>
          </table:table-cell>
          <table:table-cell office:value-type="string">
            <text:p>,</text:p>
          </table:table-cell>
          <table:table-cell office:value-type="string">
            <text:p>WORD</text:p>
          </table:table-cell>
          <table:table-cell office:value-type="string">
            <text:p>channels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GetIndependentVolumeControlSupported(</text:p>
          </table:table-cell>
          <table:table-cell office:value-type="string">
            <text:p>unsigned$int</text:p>
          </table:table-cell>
          <table:table-cell office:value-type="string">
            <text:p>outputDevi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GetVolumeControlSupported(</text:p>
          </table:table-cell>
          <table:table-cell office:value-type="string">
            <text:p>unsigned$int</text:p>
          </table:table-cell>
          <table:table-cell office:value-type="string">
            <text:p>outputDevi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GetSampleAccurate(</text:p>
          </table:table-cell>
          <table:table-cell office:value-type="string">
            <text:p>unsigned$int</text:p>
          </table:table-cell>
          <table:table-cell office:value-type="string">
            <text:p>outputDevi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GetPlaybackRateControlSupported(</text:p>
          </table:table-cell>
          <table:table-cell office:value-type="string">
            <text:p>unsigned$int</text:p>
          </table:table-cell>
          <table:table-cell office:value-type="string">
            <text:p>outputDevi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GetPitchControlSupported(</text:p>
          </table:table-cell>
          <table:table-cell office:value-type="string">
            <text:p>unsigned$int</text:p>
          </table:table-cell>
          <table:table-cell office:value-type="string">
            <text:p>outputDevi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tartSound(</text:p>
          </table:table-cell>
          <table:table-cell office:value-type="string">
            <text:p>size_t</text:p>
          </table:table-cell>
          <table:table-cell office:value-type="string">
            <text:p>numInputInstances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numOutputInstances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FinishSound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DeleteSoundProfile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etSoundProfile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,</text:p>
          </table:table-cell>
          <table:table-cell office:value-type="string">
            <text:p>DWORD</text:p>
          </table:table-cell>
          <table:table-cell office:value-type="string">
            <text:p>khz</text:p>
          </table:table-cell>
          <table:table-cell office:value-type="string">
            <text:p>,</text:p>
          </table:table-cell>
          <table:table-cell office:value-type="string">
            <text:p>WORD</text:p>
          </table:table-cell>
          <table:table-cell office:value-type="string">
            <text:p>bitsPerSample</text:p>
          </table:table-cell>
          <table:table-cell office:value-type="string">
            <text:p>,</text:p>
          </table:table-cell>
          <table:table-cell office:value-type="string">
            <text:p>WORD</text:p>
          </table:table-cell>
          <table:table-cell office:value-type="string">
            <text:p>channels</text:p>
          </table:table-cell>
          <table:table-cell office:value-type="string">
            <text:p>)</text:p>
          </table:table-cell>
          <table:table-cell table:number-columns-repeated="13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etSoundProfileHighQuality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etSoundProfileMediumQuality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etSoundProfileLowQuality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tartOutpu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unsigned$int</text:p>
          </table:table-cell>
          <table:table-cell office:value-type="string">
            <text:p>outputDevi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msStoredDataCap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timeGapCap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soundFormat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FinishOutpu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PlayData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etOutputSmoothValues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MillisecondsOfStoredDataCap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TimeSinceLastAddedCap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etDataVolume(</text:p>
          </table:table-cell>
          <table:table-cell office:value-type="string">
            <text:p>WORD</text:p>
          </table:table-cell>
          <table:table-cell office:value-type="string">
            <text:p>bitsPerSample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dataPacket</text:p>
          </table:table-cell>
          <table:table-cell office:value-type="string">
            <text:p>,</text:p>
          </table:table-cell>
          <table:table-cell office:value-type="string">
            <text:p>double</text:p>
          </table:table-cell>
          <table:table-cell office:value-type="string">
            <text:p>percentageChange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GetDataVolume(</text:p>
          </table:table-cell>
          <table:table-cell office:value-type="string">
            <text:p>WORD</text:p>
          </table:table-cell>
          <table:table-cell office:value-type="string">
            <text:p>bitsPerSample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dataPacke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etHardwarePlaybackRate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double</text:p>
          </table:table-cell>
          <table:table-cell office:value-type="string">
            <text:p>rate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etHardwarePitch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double</text:p>
          </table:table-cell>
          <table:table-cell office:value-type="string">
            <text:p>pitch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etHardwareVolume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WORD</text:p>
          </table:table-cell>
          <table:table-cell office:value-type="string">
            <text:p>left</text:p>
          </table:table-cell>
          <table:table-cell office:value-type="string">
            <text:p>,</text:p>
          </table:table-cell>
          <table:table-cell office:value-type="string">
            <text:p>WORD</text:p>
          </table:table-cell>
          <table:table-cell office:value-type="string">
            <text:p>right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tartInpu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unsigned$int</text:p>
          </table:table-cell>
          <table:table-cell office:value-type="string">
            <text:p>inputDevi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numBuffers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buffTimeLength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soundFormat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FinishInpu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PauseInpu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UnpauseInpu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GetInputUnpaused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GetInputPaused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Sound::GetNumInputDevices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Sound::GetNumOutputDevices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Sound::GetNumInputInstances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Sound::GetNumOutputInstances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Sound::GetOutputStoredDataCa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Sound::GetOutputLastAddedCap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Sound::GetInputData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__int64</text:p>
          </table:table-cell>
          <table:table-cell office:value-type="string">
            <text:p>destination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Sound::GetInputNoBuffers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Sound::GetInputTimePerBuffer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char</text:p>
          </table:table-cell>
          <table:table-cell table:style-name="ce11" office:value-type="string">
            <text:p>(</text:p>
          </table:table-cell>
          <table:table-cell office:value-type="string">
            <text:p>mnSound::GetDeviceDriverMinorVersion(</text:p>
          </table:table-cell>
          <table:table-cell office:value-type="string">
            <text:p>unsigned$int</text:p>
          </table:table-cell>
          <table:table-cell office:value-type="string">
            <text:p>device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utpu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char</text:p>
          </table:table-cell>
          <table:table-cell table:style-name="ce11" office:value-type="string">
            <text:p>(</text:p>
          </table:table-cell>
          <table:table-cell office:value-type="string">
            <text:p>mnSound::GetDeviceDriverMajorVersion(</text:p>
          </table:table-cell>
          <table:table-cell office:value-type="string">
            <text:p>unsigned$int</text:p>
          </table:table-cell>
          <table:table-cell office:value-type="string">
            <text:p>device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utpu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</text:p>
          </table:table-cell>
          <table:table-cell table:style-name="ce11" office:value-type="string">
            <text:p>(</text:p>
          </table:table-cell>
          <table:table-cell office:value-type="string">
            <text:p>mnSound::GetDeviceManuID(</text:p>
          </table:table-cell>
          <table:table-cell office:value-type="string">
            <text:p>unsigned$int</text:p>
          </table:table-cell>
          <table:table-cell office:value-type="string">
            <text:p>device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utpu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</text:p>
          </table:table-cell>
          <table:table-cell table:style-name="ce11" office:value-type="string">
            <text:p>(</text:p>
          </table:table-cell>
          <table:table-cell office:value-type="string">
            <text:p>mnSound::GetDeviceProductID(</text:p>
          </table:table-cell>
          <table:table-cell office:value-type="string">
            <text:p>unsigned$int</text:p>
          </table:table-cell>
          <table:table-cell office:value-type="string">
            <text:p>device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utpu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</text:p>
          </table:table-cell>
          <table:table-cell table:style-name="ce11" office:value-type="string">
            <text:p>(</text:p>
          </table:table-cell>
          <table:table-cell office:value-type="string">
            <text:p>mnSound::GetDeviceMaxChannels(</text:p>
          </table:table-cell>
          <table:table-cell office:value-type="string">
            <text:p>unsigned$int</text:p>
          </table:table-cell>
          <table:table-cell office:value-type="string">
            <text:p>deviceID</text:p>
          </table:table-cell>
          <table:table-cell office:value-type="string">
            <text:p>,</text:p>
          </table:table-cell>
          <table:table-cell office:value-type="string">
            <text:p>bool</text:p>
          </table:table-cell>
          <table:table-cell office:value-type="string">
            <text:p>outpu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</text:p>
          </table:table-cell>
          <table:table-cell table:style-name="ce11" office:value-type="string">
            <text:p>(</text:p>
          </table:table-cell>
          <table:table-cell office:value-type="string">
            <text:p>mnSound::GetHardwareVolumeLef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unsigned$short</text:p>
          </table:table-cell>
          <table:table-cell table:style-name="ce11" office:value-type="string">
            <text:p>(</text:p>
          </table:table-cell>
          <table:table-cell office:value-type="string">
            <text:p>mnSound::GetHardwareVolumeRigh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WORD</text:p>
          </table:table-cell>
          <table:table-cell table:style-name="ce11" office:value-type="string">
            <text:p>(</text:p>
          </table:table-cell>
          <table:table-cell office:value-type="string">
            <text:p>mnSound::GetSoundProfileChannels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WORD</text:p>
          </table:table-cell>
          <table:table-cell table:style-name="ce11" office:value-type="string">
            <text:p>(</text:p>
          </table:table-cell>
          <table:table-cell office:value-type="string">
            <text:p>mnSound::GetSoundProfileBitsPerSample(</text:p>
          </table:table-cell>
          <table:table-cell office:value-type="string">
            <text:p>__int64</text:p>
          </table:table-cell>
          <table:table-cell office:value-type="string">
            <text:p>profil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WORD</text:p>
          </table:table-cell>
          <table:table-cell table:style-name="ce11" office:value-type="string">
            <text:p>(</text:p>
          </table:table-cell>
          <table:table-cell office:value-type="string">
            <text:p>mnSound::GetOutputChannels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WORD</text:p>
          </table:table-cell>
          <table:table-cell table:style-name="ce11" office:value-type="string">
            <text:p>(</text:p>
          </table:table-cell>
          <table:table-cell office:value-type="string">
            <text:p>mnSound::GetOutputBitsPerSample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WORD</text:p>
          </table:table-cell>
          <table:table-cell table:style-name="ce11" office:value-type="string">
            <text:p>(</text:p>
          </table:table-cell>
          <table:table-cell office:value-type="string">
            <text:p>mnSound::GetInputChannels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WORD</text:p>
          </table:table-cell>
          <table:table-cell table:style-name="ce11" office:value-type="string">
            <text:p>(</text:p>
          </table:table-cell>
          <table:table-cell office:value-type="string">
            <text:p>mnSound::GetInputBitsPerSample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tartOutpu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unsigned$int</text:p>
          </table:table-cell>
          <table:table-cell office:value-type="string">
            <text:p>outputDevi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msStoredDataCap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timeGapCap</text:p>
          </table:table-cell>
          <table:table-cell office:value-type="string">
            <text:p>,</text:p>
          </table:table-cell>
          <table:table-cell office:value-type="string">
            <text:p>const$SoundFormat&amp;</text:p>
          </table:table-cell>
          <table:table-cell office:value-type="string">
            <text:p>soundFormat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PlayData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const$Packet&amp;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etDataVolume(</text:p>
          </table:table-cell>
          <table:table-cell office:value-type="string">
            <text:p>WORD</text:p>
          </table:table-cell>
          <table:table-cell office:value-type="string">
            <text:p>bitsPerSample</text:p>
          </table:table-cell>
          <table:table-cell office:value-type="string">
            <text:p>,</text:p>
          </table:table-cell>
          <table:table-cell office:value-type="string">
            <text:p>Packet*</text:p>
          </table:table-cell>
          <table:table-cell office:value-type="string">
            <text:p>packet</text:p>
          </table:table-cell>
          <table:table-cell office:value-type="string">
            <text:p>,</text:p>
          </table:table-cell>
          <table:table-cell office:value-type="string">
            <text:p>double</text:p>
          </table:table-cell>
          <table:table-cell office:value-type="string">
            <text:p>percentageChange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GetDataVolume(</text:p>
          </table:table-cell>
          <table:table-cell office:value-type="string">
            <text:p>WORD</text:p>
          </table:table-cell>
          <table:table-cell office:value-type="string">
            <text:p>bitsPerSample</text:p>
          </table:table-cell>
          <table:table-cell office:value-type="string">
            <text:p>,</text:p>
          </table:table-cell>
          <table:table-cell office:value-type="string">
            <text:p>const$Packet*</text:p>
          </table:table-cell>
          <table:table-cell office:value-type="string">
            <text:p>packet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int</text:p>
          </table:table-cell>
          <table:table-cell table:style-name="ce11" office:value-type="string">
            <text:p>(</text:p>
          </table:table-cell>
          <table:table-cell office:value-type="string">
            <text:p>mnSound::StartInput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unsigned$int</text:p>
          </table:table-cell>
          <table:table-cell office:value-type="string">
            <text:p>inputDeviceID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numBuffers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buffTimeLength</text:p>
          </table:table-cell>
          <table:table-cell office:value-type="string">
            <text:p>,</text:p>
          </table:table-cell>
          <table:table-cell office:value-type="string">
            <text:p>const$SoundFormat&amp;</text:p>
          </table:table-cell>
          <table:table-cell office:value-type="string">
            <text:p>soundFormat</text:p>
          </table:table-cell>
          <table:table-cell office:value-type="string">
            <text:p>)</text:p>
          </table:table-cell>
          <table:table-cell table:number-columns-repeated="10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size_t</text:p>
          </table:table-cell>
          <table:table-cell table:style-name="ce11" office:value-type="string">
            <text:p>(</text:p>
          </table:table-cell>
          <table:table-cell office:value-type="string">
            <text:p>mnSound::GetInputData(</text:p>
          </table:table-cell>
          <table:table-cell office:value-type="string">
            <text:p>size_t</text:p>
          </table:table-cell>
          <table:table-cell office:value-type="string">
            <text:p>instanceID</text:p>
          </table:table-cell>
          <table:table-cell office:value-type="string">
            <text:p>,</text:p>
          </table:table-cell>
          <table:table-cell office:value-type="string">
            <text:p>Packet&amp;</text:p>
          </table:table-cell>
          <table:table-cell office:value-type="string">
            <text:p>destination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bool</text:p>
          </table:table-cell>
          <table:table-cell table:style-name="ce11" office:value-type="string">
            <text:p>(</text:p>
          </table:table-cell>
          <table:table-cell office:value-type="string">
            <text:p>Utility::TestClass(</text:p>
          </table:table-cell>
          <table:table-cell office:value-type="string">
            <text:p>)</text:p>
          </table:table-cell>
          <table:table-cell table:number-columns-repeated="24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har*</text:p>
          </table:table-cell>
          <table:table-cell table:style-name="ce11" office:value-type="string">
            <text:p>(</text:p>
          </table:table-cell>
          <table:table-cell office:value-type="string">
            <text:p>Utility::ConcatArray(</text:p>
          </table:table-cell>
          <table:table-cell office:value-type="string">
            <text:p>const$char*</text:p>
          </table:table-cell>
          <table:table-cell office:value-type="string">
            <text:p>*</text:p>
          </table:table-cell>
          <table:table-cell office:value-type="string">
            <text:p>textElements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numElements</text:p>
          </table:table-cell>
          <table:table-cell office:value-type="string">
            <text:p>)</text:p>
          </table:table-cell>
          <table:table-cell table:number-columns-repeated="18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har*</text:p>
          </table:table-cell>
          <table:table-cell table:style-name="ce11" office:value-type="string">
            <text:p>(</text:p>
          </table:table-cell>
          <table:table-cell office:value-type="string">
            <text:p>Utility::ConvertFromIntToString(</text:p>
          </table:table-cell>
          <table:table-cell office:value-type="string">
            <text:p>int</text:p>
          </table:table-cell>
          <table:table-cell office:value-type="string">
            <text:p>integer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har*</text:p>
          </table:table-cell>
          <table:table-cell table:style-name="ce11" office:value-type="string">
            <text:p>(</text:p>
          </table:table-cell>
          <table:table-cell office:value-type="string">
            <text:p>Utility::ConvertFromIntToString(</text:p>
          </table:table-cell>
          <table:table-cell office:value-type="string">
            <text:p>__int64</text:p>
          </table:table-cell>
          <table:table-cell office:value-type="string">
            <text:p>integer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char*</text:p>
          </table:table-cell>
          <table:table-cell table:style-name="ce11" office:value-type="string">
            <text:p>(</text:p>
          </table:table-cell>
          <table:table-cell office:value-type="string">
            <text:p>Utility::ConvertFromIntToHex(</text:p>
          </table:table-cell>
          <table:table-cell office:value-type="string">
            <text:p>const$unsigned$char*</text:p>
          </table:table-cell>
          <table:table-cell office:value-type="string">
            <text:p>convertMe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length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double</text:p>
          </table:table-cell>
          <table:table-cell table:style-name="ce11" office:value-type="string">
            <text:p>(</text:p>
          </table:table-cell>
          <table:table-cell office:value-type="string">
            <text:p>Utility::MakeDouble(</text:p>
          </table:table-cell>
          <table:table-cell office:value-type="string">
            <text:p>WORD</text:p>
          </table:table-cell>
          <table:table-cell office:value-type="string">
            <text:p>integer</text:p>
          </table:table-cell>
          <table:table-cell office:value-type="string">
            <text:p>,</text:p>
          </table:table-cell>
          <table:table-cell office:value-type="string">
            <text:p>WORD</text:p>
          </table:table-cell>
          <table:table-cell office:value-type="string">
            <text:p>fraction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template&lt;typename T&gt; T*</text:p>
          </table:table-cell>
          <table:table-cell table:style-name="ce11" office:value-type="string">
            <text:p>(</text:p>
          </table:table-cell>
          <table:table-cell office:value-type="string">
            <text:p>Utility::CopyObject(</text:p>
          </table:table-cell>
          <table:table-cell office:value-type="string">
            <text:p>const$T&amp;</text:p>
          </table:table-cell>
          <table:table-cell office:value-type="string">
            <text:p>copyMe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8"/>
          <table:table-cell table:style-name="ce21"/>
          <table:table-cell table:number-columns-repeated="4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void</text:p>
          </table:table-cell>
          <table:table-cell table:style-name="ce11" office:value-type="string">
            <text:p>(</text:p>
          </table:table-cell>
          <table:table-cell office:value-type="string">
            <text:p>Utility::DisplayErrorMB(</text:p>
          </table:table-cell>
          <table:table-cell office:value-type="string">
            <text:p>const$char*</text:p>
          </table:table-cell>
          <table:table-cell office:value-type="string">
            <text:p>messageBoxText</text:p>
          </table:table-cell>
          <table:table-cell office:value-type="string">
            <text:p>)</text:p>
          </table:table-cell>
          <table:table-cell table:number-columns-repeated="22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void</text:p>
          </table:table-cell>
          <table:table-cell table:style-name="ce11" office:value-type="string">
            <text:p>(</text:p>
          </table:table-cell>
          <table:table-cell office:value-type="string">
            <text:p>Utility::ConvertFromHexToInt(</text:p>
          </table:table-cell>
          <table:table-cell office:value-type="string">
            <text:p>const$char*</text:p>
          </table:table-cell>
          <table:table-cell office:value-type="string">
            <text:p>string</text:p>
          </table:table-cell>
          <table:table-cell office:value-type="string">
            <text:p>,</text:p>
          </table:table-cell>
          <table:table-cell office:value-type="string">
            <text:p>StoreVector&lt;unsigned$char&gt;&amp;</text:p>
          </table:table-cell>
          <table:table-cell office:value-type="string">
            <text:p>outputVector</text:p>
          </table:table-cell>
          <table:table-cell office:value-type="string">
            <text:p>)</text:p>
          </table:table-cell>
          <table:table-cell table:number-columns-repeated="19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void</text:p>
          </table:table-cell>
          <table:table-cell table:style-name="ce11" office:value-type="string">
            <text:p>(</text:p>
          </table:table-cell>
          <table:table-cell office:value-type="string">
            <text:p>Utility::SplitDouble(</text:p>
          </table:table-cell>
          <table:table-cell office:value-type="string">
            <text:p>double</text:p>
          </table:table-cell>
          <table:table-cell office:value-type="string">
            <text:p>dbl</text:p>
          </table:table-cell>
          <table:table-cell office:value-type="string">
            <text:p>,</text:p>
          </table:table-cell>
          <table:table-cell office:value-type="string">
            <text:p>WORD&amp;</text:p>
          </table:table-cell>
          <table:table-cell office:value-type="string">
            <text:p>integer</text:p>
          </table:table-cell>
          <table:table-cell office:value-type="string">
            <text:p>,</text:p>
          </table:table-cell>
          <table:table-cell office:value-type="string">
            <text:p>WORD&amp;</text:p>
          </table:table-cell>
          <table:table-cell office:value-type="string">
            <text:p>fraction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>
          <table:table-cell table:style-name="ce11" office:value-type="string">
            <text:p>inline int darklua_</text:p>
          </table:table-cell>
          <table:table-cell table:style-name="ce14" office:value-type="string">
            <text:p>net</text:p>
          </table:table-cell>
          <table:table-cell table:style-name="ce11" office:value-type="string">
            <text:p>(lua_State *L){ if(lua_gettop(L)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){ lua_pushstring(L, "Error!</text:p>
          </table:table-cell>
          <table:table-cell table:style-name="ce11" office:value-type="string">
            <text:p>&lt;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/>arguments")); lua_error(L));}</text:p>
          </table:table-cell>
          <table:table-cell office:value-type="string">
            <text:p>void*</text:p>
          </table:table-cell>
          <table:table-cell table:style-name="ce11" office:value-type="string">
            <text:p>(</text:p>
          </table:table-cell>
          <table:table-cell office:value-type="string">
            <text:p>Utility::DynamicAllocCheck(</text:p>
          </table:table-cell>
          <table:table-cell office:value-type="string">
            <text:p>const$void*</text:p>
          </table:table-cell>
          <table:table-cell office:value-type="string">
            <text:p>checkMe</text:p>
          </table:table-cell>
          <table:table-cell office:value-type="string">
            <text:p>,</text:p>
          </table:table-cell>
          <table:table-cell office:value-type="string">
            <text:p>size_t</text:p>
          </table:table-cell>
          <table:table-cell office:value-type="string">
            <text:p>line</text:p>
          </table:table-cell>
          <table:table-cell office:value-type="string">
            <text:p>,</text:p>
          </table:table-cell>
          <table:table-cell office:value-type="string">
            <text:p>const$char*</text:p>
          </table:table-cell>
          <table:table-cell office:value-type="string">
            <text:p>file</text:p>
          </table:table-cell>
          <table:table-cell office:value-type="string">
            <text:p>)</text:p>
          </table:table-cell>
          <table:table-cell table:number-columns-repeated="16"/>
          <table:table-cell table:style-name="ce18" office:value-type="string">
            <text:p>);</text:p>
          </table:table-cell>
          <table:table-cell table:style-name="ce18" office:value-type="string">
            <text:p><text:s/>return</text:p>
          </table:table-cell>
          <table:table-cell table:style-name="ce20" office:value-type="float" office:value="1">
            <text:p>1</text:p>
          </table:table-cell>
          <table:table-cell table:style-name="ce18" office:value-type="string">
            <text:p>;}</text:p>
          </table:table-cell>
          <table:table-cell table:number-columns-repeated="979"/>
          <table:table-cell table:style-name="ce12"/>
          <table:table-cell table:number-columns-repeated="3"/>
        </table:table-row>
        <table:table-row table:style-name="ro1" table:number-rows-repeated="651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PI" table:style-name="ta4">
        <table:table-column table:style-name="co44" table:default-cell-style-name="ce1"/>
        <table:table-column table:style-name="co21" table:number-columns-repeated="1023" table:default-cell-style-name="ce1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5374in" fo:margin-left="0in" fo:margin-right="0in" fo:margin-bottom="0in"/>
      </style:header-style>
      <style:footer-style>
        <style:header-footer-properties fo:min-height="0.5374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5374in" fo:margin-left="0in" fo:margin-right="0in" fo:margin-bottom="0in"/>
      </style:header-style>
      <style:footer-style>
        <style:header-footer-properties fo:min-height="0.5374in" fo:margin-left="0in" fo:margin-right="0in" fo:margin-top="0in"/>
      </style:footer-style>
    </style:page-layout>
    <style:page-layout style:name="Mpm5">
      <style:page-layout-properties style:num-format="1" style:print-orientation="portrait"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6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7">01/07/2011</text:date>, <text:time>10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Frankie Taylor</meta:initial-creator>
    <dc:creator>Frankie Taylor</dc:creator>
    <meta:creation-date>2010-09-11T11:18:19Z</meta:creation-date>
    <dc:date>2011-01-07T10:41:21.79</dc:date>
    <meta:editing-cycles>18</meta:editing-cycles>
    <meta:editing-duration>PT12H57M43S</meta:editing-duration>
    <meta:document-statistic meta:table-count="4" meta:cell-count="21915" meta:object-count="0"/>
  </office:meta>
</office:document-meta>
</file>